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259cm"/>
    </style:style>
    <style:style style:name="co15" style:family="table-column">
      <style:table-column-properties fo:break-before="auto" style:column-width="9.977cm"/>
    </style:style>
    <style:style style:name="co16" style:family="table-column">
      <style:table-column-properties fo:break-before="auto" style:column-width="5.838cm"/>
    </style:style>
    <style:style style:name="co17" style:family="table-column">
      <style:table-column-properties fo:break-before="auto" style:column-width="5.322cm"/>
    </style:style>
    <style:style style:name="co18" style:family="table-column">
      <style:table-column-properties fo:break-before="auto" style:column-width="3.963cm"/>
    </style:style>
    <style:style style:name="co19" style:family="table-column">
      <style:table-column-properties fo:break-before="auto" style:column-width="3.872cm"/>
    </style:style>
    <style:style style:name="co20" style:family="table-column">
      <style:table-column-properties fo:break-before="auto" style:column-width="7.699cm"/>
    </style:style>
    <style:style style:name="co21" style:family="table-column">
      <style:table-column-properties fo:break-before="auto" style:column-width="5.346cm"/>
    </style:style>
    <style:style style:name="co22" style:family="table-column">
      <style:table-column-properties fo:break-before="auto" style:column-width="7.594cm"/>
    </style:style>
    <style:style style:name="co23" style:family="table-column">
      <style:table-column-properties fo:break-before="auto" style:column-width="2.783cm"/>
    </style:style>
    <style:style style:name="co13" style:family="table-column">
      <style:table-column-properties fo:break-before="auto" style:column-width="21.004cm"/>
    </style:style>
    <style:style style:name="co24" style:family="table-column">
      <style:table-column-properties fo:break-before="auto" style:column-width="0.688cm"/>
    </style:style>
    <style:style style:name="co25" style:family="table-column">
      <style:table-column-properties fo:break-before="auto" style:column-width="4.083cm"/>
    </style:style>
    <style:style style:name="co26" style:family="table-column">
      <style:table-column-properties fo:break-before="auto" style:column-width="9.068cm"/>
    </style:style>
    <style:style style:name="co27" style:family="table-column">
      <style:table-column-properties fo:break-before="auto" style:column-width="11.001cm"/>
    </style:style>
    <style:style style:name="co28" style:family="table-column">
      <style:table-column-properties fo:break-before="auto" style:column-width="6.426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4.847cm"/>
    </style:style>
    <style:style style:name="co31" style:family="table-column">
      <style:table-column-properties fo:break-before="auto" style:column-width="2.35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6.218cm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map style:condition="cell-content()=1" style:apply-style-name="Good" style:base-cell-address="eora26_without_reexport.B3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ora26_without_reexport.B3"/>
    </style:style>
    <style:style style:name="ce40" style:family="table-cell" style:parent-style-name="Default">
      <style:map style:condition="cell-content()=1" style:apply-style-name="Good" style:base-cell-address="exiobase_74.B3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4.B3"/>
    </style:style>
    <style:style style:name="ce42" style:family="table-cell" style:parent-style-name="Default">
      <style:map style:condition="cell-content()=1" style:apply-style-name="Good" style:base-cell-address="exiobase_7.B2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.B2"/>
    </style:style>
    <style:style style:name="ce44" style:family="table-cell" style:parent-style-name="Default">
      <style:map style:condition="cell-content()=1" style:apply-style-name="Good" style:base-cell-address="euregio.B2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uregio.B2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Good" style:base-cell-address="icio2021_reworked.C2"/>
    </style:style>
    <style:style style:name="ce51" style:family="table-cell" style:parent-style-name="Default">
      <style:map style:condition="cell-content()=1" style:apply-style-name="Good" style:base-cell-address="icio2021_reworked.C2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cio2021_reworked.C2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no-wrap"/>
    </style:style>
    <style:style style:name="ce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automatic"/>
    </style:style>
    <style:style style:name="ce25" style:family="table-cell" style:parent-style-name="Default">
      <style:map style:condition="cell-content()=1" style:apply-style-name="Good" style:base-cell-address="eora26_without_reexport.B3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ora26_without_reexport.B3"/>
    </style:style>
    <style:style style:name="ce27" style:family="table-cell" style:parent-style-name="Default">
      <style:map style:condition="cell-content()=1" style:apply-style-name="Good" style:base-cell-address="exiobase_74.B3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4.B3"/>
    </style:style>
    <style:style style:name="ce29" style:family="table-cell" style:parent-style-name="Default">
      <style:map style:condition="cell-content()=1" style:apply-style-name="Good" style:base-cell-address="exiobase_7.B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.B2"/>
    </style:style>
    <style:style style:name="ce31" style:family="table-cell" style:parent-style-name="Default">
      <style:map style:condition="cell-content()=1" style:apply-style-name="Good" style:base-cell-address="euregio.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uregio.B2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Good" style:base-cell-address="icio2021_reworked.C2"/>
    </style:style>
    <style:style style:name="ce54" style:family="table-cell" style:parent-style-name="Default">
      <style:map style:condition="cell-content()=1" style:apply-style-name="Good" style:base-cell-address="icio2021_reworked.C2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cio2021_reworked.C2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office:forms form:automatic-focus="false" form:apply-design-mode="false"/>
        <table:table-column table:style-name="co13" table:default-cell-style-name="ce1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8" table:default-cell-style-name="ce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5">
          <table:table-cell table:style-name="ce20" office:value-type="string" calcext:value-type="string">
            <text:p>Exiobase3 full sectors</text:p>
          </table:table-cell>
          <table:table-cell table:style-name="ce22" office:value-type="string" calcext:value-type="string">
            <text:p>Eora26 group</text:p>
          </table:table-cell>
          <table:table-cell table:style-name="ce22" office:value-type="string" calcext:value-type="string">
            <text:p>Eora sectors</text:p>
          </table:table-cell>
          <table:table-cell table:style-name="ce22" office:value-type="string" calcext:value-type="string">
            <text:p>Exiobase3 74 sectors group</text:p>
          </table:table-cell>
          <table:table-cell table:style-name="ce22" office:value-type="string" calcext:value-type="string">
            <text:p>Exiobase3 74 sectors</text:p>
          </table:table-cell>
          <table:table-cell table:style-name="ce22" office:value-type="string" calcext:value-type="string">
            <text:p>Exiobase3 7 sectors group</text:p>
          </table:table-cell>
          <table:table-cell table:style-name="ce22" office:value-type="string" calcext:value-type="string">
            <text:p>Exiobase3 7 sectors</text:p>
          </table:table-cell>
          <table:table-cell office:value-type="string" calcext:value-type="string">
            <text:p>Euregio</text:p>
          </table:table-cell>
          <table:table-cell office:value-type="string" calcext:value-type="string">
            <text:p>Euregio sectors</text:p>
          </table:table-cell>
          <table:table-cell office:value-type="string" calcext:value-type="string">
            <text:p>ICIO2021</text:p>
          </table:table-cell>
          <table:table-cell office:value-type="string" calcext:value-type="string">
            <text:p>ICIO2021_reworked sectors id</text:p>
          </table:table-cell>
          <table:table-cell office:value-type="string" calcext:value-type="string">
            <text:p>ICIO2021_reworked sectors name</text:p>
          </table:table-cell>
        </table:table-row>
        <table:table-row table:style-name="ro5">
          <table:table-cell office:value-type="string" calcext:value-type="string">
            <text:p>Animal products nec</text:p>
          </table:table-cell>
          <table:table-cell office:value-type="float" office:value="1" calcext:value-type="float">
            <text:p>1</text:p>
          </table:table-cell>
          <table:table-cell table:formula="of:=VLOOKUP([.B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H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attle farming</text:p>
          </table:table-cell>
          <table:table-cell office:value-type="float" office:value="1" calcext:value-type="float">
            <text:p>1</text:p>
          </table:table-cell>
          <table:table-cell table:formula="of:=VLOOKUP([.B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3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3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formula="of:=VLOOKUP([.B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4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4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formula="of:=VLOOKUP([.B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5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5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5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formula="of:=VLOOKUP([.B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6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6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formula="of:=VLOOKUP([.B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7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7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7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7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7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formula="of:=VLOOKUP([.B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8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8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8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8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8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formula="of:=VLOOKUP([.B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9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9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formula="of:=VLOOKUP([.B10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0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0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0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0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formula="of:=VLOOKUP([.B11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1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1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1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1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1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B1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5" calcext:value-type="float">
            <text:p>5</text:p>
          </table:table-cell>
          <table:table-cell table:formula="of:=VLOOKUP([.D12];[$exiobase_74.$A$2:$exiobase_74.$B$75];2;0)" office:value-type="string" office:string-value="Forestry, logging and related service activities (02)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F1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2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3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3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4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4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formula="of:=VLOOKUP([.B1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5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5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5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Pigs farming</text:p>
          </table:table-cell>
          <table:table-cell office:value-type="float" office:value="1" calcext:value-type="float">
            <text:p>1</text:p>
          </table:table-cell>
          <table:table-cell table:formula="of:=VLOOKUP([.B1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16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1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6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Poultry farming</text:p>
          </table:table-cell>
          <table:table-cell office:value-type="float" office:value="1" calcext:value-type="float">
            <text:p>1</text:p>
          </table:table-cell>
          <table:table-cell table:formula="of:=VLOOKUP([.B1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17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17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7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7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7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formula="of:=VLOOKUP([.B1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8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8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8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8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8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formula="of:=VLOOKUP([.B1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19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1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9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7" calcext:value-type="float">
            <text:p>7</text:p>
          </table:table-cell>
          <table:table-cell table:formula="of:=VLOOKUP([.B20];[$eora26_without_reexport.$A$2:$eora26_without_reexport.$B$26];2;0)" office:value-type="string" office:string-value="Fishing" calcext:value-type="string">
            <text:p>Fishing</text:p>
          </table:table-cell>
          <table:table-cell office:value-type="float" office:value="6" calcext:value-type="float">
            <text:p>6</text:p>
          </table:table-cell>
          <table:table-cell table:formula="of:=VLOOKUP([.D20];[$exiobase_74.$A$2:$exiobase_74.$B$75];2;0)" office:value-type="string" office:string-value="Fishing, operating of fish hatcheries and fish farms; service activities incidental to fishing (05)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formula="of:=VLOOKUP([.F2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0];[$euregio.$A$2:$euregio.$B$75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style-name="ce3" table:formula="of:=VLOOKUP([.J20];[$icio2021_reworked.$H$1:$icio2021_reworked.$J$41];3;0)" office:value-type="string" office:string-value="D03" calcext:value-type="string">
            <text:p>D03</text:p>
          </table:table-cell>
          <table:table-cell table:style-name="ce3" table:formula="of:=VLOOKUP([.J20];[$icio2021_reworked.$H$1:$icio2021_reworked.$J$41];2;0)" office:value-type="string" office:string-value="Fishing and aquaculture" calcext:value-type="string">
            <text:p>Fishing and aquaculture</text:p>
          </table:table-cell>
        </table:table-row>
        <table:table-row table:style-name="ro5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B21];[$eora26_without_reexport.$A$2:$eora26_without_reexport.$B$26];2;0)" office:value-type="string" office:string-value="Construction" calcext:value-type="string">
            <text:p>Construction</text:p>
          </table:table-cell>
          <table:table-cell office:value-type="float" office:value="55" calcext:value-type="float">
            <text:p>55</text:p>
          </table:table-cell>
          <table:table-cell table:formula="of:=VLOOKUP([.D21];[$exiobase_74.$A$2:$exiobase_74.$B$75];2;0)" office:value-type="string" office:string-value="Construction (45)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F21];[$exiobase_7.$A$2:$exiobase_7.$B$75];2;0)" office:value-type="string" office:string-value="Construction" calcext:value-type="string">
            <text:p>Construction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H21];[$euregio.$A$2:$euregio.$B$75];2;0)" office:value-type="string" office:string-value="Construction" calcext:value-type="string">
            <text:p>Construction</text:p>
          </table:table-cell>
          <table:table-cell office:value-type="float" office:value="22" calcext:value-type="float">
            <text:p>22</text:p>
          </table:table-cell>
          <table:table-cell table:style-name="ce3" table:formula="of:=VLOOKUP([.J21];[$icio2021_reworked.$H$1:$icio2021_reworked.$J$41];3;0)" office:value-type="string" office:string-value="D41T43" calcext:value-type="string">
            <text:p>D41T43</text:p>
          </table:table-cell>
          <table:table-cell table:style-name="ce3" table:formula="of:=VLOOKUP([.J21];[$icio2021_reworked.$H$1:$icio2021_reworked.$J$41];2;0)" office:value-type="string" office:string-value="Construction" calcext:value-type="string">
            <text:p>Construction</text:p>
          </table:table-cell>
        </table:table-row>
        <table:table-row table:style-name="ro5">
          <table:table-cell office:value-type="string" calcext:value-type="string">
            <text:p>Re-processing of secondary construction material into aggregates</text:p>
          </table:table-cell>
          <table:table-cell office:value-type="float" office:value="13" calcext:value-type="float">
            <text:p>13</text:p>
          </table:table-cell>
          <table:table-cell table:formula="of:=VLOOKUP([.B2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22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2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2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22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22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Biogasification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3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Biogasification of paper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4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Biogasification of sewage slugd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5];[$icio2021_reworked.$H$1:$icio2021_reworked.$J$41];2;0)" office:value-type="string" office:string-value="Agriculture, hunting, forestry" calcext:value-type="string">
            <text:p>Agriculture, hunting, forestry</text:p>
          </table:table-cell>
        </table:table-row>
        <table:table-row table:style-name="ro5">
          <table:table-cell office:value-type="string" calcext:value-type="string">
            <text:p>Composting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6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6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Composting of paper and wood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2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2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2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7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Collection, purification and distribution of water (41)</text:p>
          </table:table-cell>
          <table:table-cell office:value-type="float" office:value="5" calcext:value-type="float">
            <text:p>5</text:p>
          </table:table-cell>
          <table:table-cell table:formula="of:=VLOOKUP([.B2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28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2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2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2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2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Distribution and trade of electricity</text:p>
          </table:table-cell>
          <table:table-cell office:value-type="float" office:value="5" calcext:value-type="float">
            <text:p>5</text:p>
          </table:table-cell>
          <table:table-cell table:formula="of:=VLOOKUP([.B2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29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2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2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2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2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biomass and waste</text:p>
          </table:table-cell>
          <table:table-cell office:value-type="float" office:value="5" calcext:value-type="float">
            <text:p>5</text:p>
          </table:table-cell>
          <table:table-cell table:formula="of:=VLOOKUP([.B3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0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coal</text:p>
          </table:table-cell>
          <table:table-cell office:value-type="float" office:value="5" calcext:value-type="float">
            <text:p>5</text:p>
          </table:table-cell>
          <table:table-cell table:formula="of:=VLOOKUP([.B3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1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1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1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gas</text:p>
          </table:table-cell>
          <table:table-cell office:value-type="float" office:value="5" calcext:value-type="float">
            <text:p>5</text:p>
          </table:table-cell>
          <table:table-cell table:formula="of:=VLOOKUP([.B3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2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2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2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Geothermal</text:p>
          </table:table-cell>
          <table:table-cell office:value-type="float" office:value="5" calcext:value-type="float">
            <text:p>5</text:p>
          </table:table-cell>
          <table:table-cell table:formula="of:=VLOOKUP([.B33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3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3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3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hydro</text:p>
          </table:table-cell>
          <table:table-cell office:value-type="float" office:value="5" calcext:value-type="float">
            <text:p>5</text:p>
          </table:table-cell>
          <table:table-cell table:formula="of:=VLOOKUP([.B34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4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4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4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nuclear</text:p>
          </table:table-cell>
          <table:table-cell office:value-type="float" office:value="5" calcext:value-type="float">
            <text:p>5</text:p>
          </table:table-cell>
          <table:table-cell table:formula="of:=VLOOKUP([.B3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5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5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5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" calcext:value-type="float">
            <text:p>5</text:p>
          </table:table-cell>
          <table:table-cell table:formula="of:=VLOOKUP([.B36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6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solar photovoltaic</text:p>
          </table:table-cell>
          <table:table-cell office:value-type="float" office:value="5" calcext:value-type="float">
            <text:p>5</text:p>
          </table:table-cell>
          <table:table-cell table:formula="of:=VLOOKUP([.B37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7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7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7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solar thermal</text:p>
          </table:table-cell>
          <table:table-cell office:value-type="float" office:value="5" calcext:value-type="float">
            <text:p>5</text:p>
          </table:table-cell>
          <table:table-cell table:formula="of:=VLOOKUP([.B3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8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8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8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tide, wave, ocean</text:p>
          </table:table-cell>
          <table:table-cell office:value-type="float" office:value="5" calcext:value-type="float">
            <text:p>5</text:p>
          </table:table-cell>
          <table:table-cell table:formula="of:=VLOOKUP([.B3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9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by wind</text:p>
          </table:table-cell>
          <table:table-cell office:value-type="float" office:value="5" calcext:value-type="float">
            <text:p>5</text:p>
          </table:table-cell>
          <table:table-cell table:formula="of:=VLOOKUP([.B4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0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Production of electricity nec</text:p>
          </table:table-cell>
          <table:table-cell office:value-type="float" office:value="5" calcext:value-type="float">
            <text:p>5</text:p>
          </table:table-cell>
          <table:table-cell table:formula="of:=VLOOKUP([.B4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1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1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1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Steam and hot water supply</text:p>
          </table:table-cell>
          <table:table-cell office:value-type="float" office:value="5" calcext:value-type="float">
            <text:p>5</text:p>
          </table:table-cell>
          <table:table-cell table:formula="of:=VLOOKUP([.B4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42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4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2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2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Transmission of electricity</text:p>
          </table:table-cell>
          <table:table-cell office:value-type="float" office:value="5" calcext:value-type="float">
            <text:p>5</text:p>
          </table:table-cell>
          <table:table-cell table:formula="of:=VLOOKUP([.B43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43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4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3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3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Waste water treatment, food</text:p>
          </table:table-cell>
          <table:table-cell office:value-type="float" office:value="5" calcext:value-type="float">
            <text:p>5</text:p>
          </table:table-cell>
          <table:table-cell table:formula="of:=VLOOKUP([.B44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4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4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4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Waste water treatment, other</text:p>
          </table:table-cell>
          <table:table-cell office:value-type="float" office:value="5" calcext:value-type="float">
            <text:p>5</text:p>
          </table:table-cell>
          <table:table-cell table:formula="of:=VLOOKUP([.B4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4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Manufacture of gas; distribution of gaseous fuels through mains</text:p>
          </table:table-cell>
          <table:table-cell office:value-type="float" office:value="13" calcext:value-type="float">
            <text:p>13</text:p>
          </table:table-cell>
          <table:table-cell table:formula="of:=VLOOKUP([.B4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53" calcext:value-type="float">
            <text:p>53</text:p>
          </table:table-cell>
          <table:table-cell table:formula="of:=VLOOKUP([.D46];[$exiobase_74.$A$2:$exiobase_74.$B$75];2;0)" office:value-type="string" office:string-value="Manufacture of gas; distribution of gaseous fuels through mains" calcext:value-type="string">
            <text:p>Manufacture of gas; distribution of gaseous fuels through mains</text:p>
          </table:table-cell>
          <table:table-cell office:value-type="float" office:value="3" calcext:value-type="float">
            <text:p>3</text:p>
          </table:table-cell>
          <table:table-cell table:formula="of:=VLOOKUP([.F4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</table:table-row>
        <table:table-row table:style-name="ro5">
          <table:table-cell office:value-type="string" calcext:value-type="string">
            <text:p>Incineration of waste: Food</text:p>
          </table:table-cell>
          <table:table-cell office:value-type="float" office:value="14" calcext:value-type="float">
            <text:p>14</text:p>
          </table:table-cell>
          <table:table-cell table:formula="of:=VLOOKUP([.B47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Metals and Inert materials</text:p>
          </table:table-cell>
          <table:table-cell office:value-type="float" office:value="14" calcext:value-type="float">
            <text:p>14</text:p>
          </table:table-cell>
          <table:table-cell table:formula="of:=VLOOKUP([.B48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Oil/Hazardous waste</text:p>
          </table:table-cell>
          <table:table-cell office:value-type="float" office:value="14" calcext:value-type="float">
            <text:p>14</text:p>
          </table:table-cell>
          <table:table-cell table:formula="of:=VLOOKUP([.B4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49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4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49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49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Paper</text:p>
          </table:table-cell>
          <table:table-cell office:value-type="float" office:value="14" calcext:value-type="float">
            <text:p>14</text:p>
          </table:table-cell>
          <table:table-cell table:formula="of:=VLOOKUP([.B50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0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0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0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Plastic</text:p>
          </table:table-cell>
          <table:table-cell office:value-type="float" office:value="14" calcext:value-type="float">
            <text:p>14</text:p>
          </table:table-cell>
          <table:table-cell table:formula="of:=VLOOKUP([.B51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1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Textiles</text:p>
          </table:table-cell>
          <table:table-cell office:value-type="float" office:value="14" calcext:value-type="float">
            <text:p>14</text:p>
          </table:table-cell>
          <table:table-cell table:formula="of:=VLOOKUP([.B5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2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2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2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Incineration of waste: Wood</text:p>
          </table:table-cell>
          <table:table-cell office:value-type="float" office:value="14" calcext:value-type="float">
            <text:p>14</text:p>
          </table:table-cell>
          <table:table-cell table:formula="of:=VLOOKUP([.B5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3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3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Food</text:p>
          </table:table-cell>
          <table:table-cell office:value-type="float" office:value="14" calcext:value-type="float">
            <text:p>14</text:p>
          </table:table-cell>
          <table:table-cell table:formula="of:=VLOOKUP([.B54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4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4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Inert/metal/hazardous</text:p>
          </table:table-cell>
          <table:table-cell office:value-type="float" office:value="14" calcext:value-type="float">
            <text:p>14</text:p>
          </table:table-cell>
          <table:table-cell table:formula="of:=VLOOKUP([.B55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5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Paper</text:p>
          </table:table-cell>
          <table:table-cell office:value-type="float" office:value="14" calcext:value-type="float">
            <text:p>14</text:p>
          </table:table-cell>
          <table:table-cell table:formula="of:=VLOOKUP([.B56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6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Plastic</text:p>
          </table:table-cell>
          <table:table-cell office:value-type="float" office:value="14" calcext:value-type="float">
            <text:p>14</text:p>
          </table:table-cell>
          <table:table-cell table:formula="of:=VLOOKUP([.B57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Textiles</text:p>
          </table:table-cell>
          <table:table-cell office:value-type="float" office:value="14" calcext:value-type="float">
            <text:p>14</text:p>
          </table:table-cell>
          <table:table-cell table:formula="of:=VLOOKUP([.B58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Landfill of waste: Wood</text:p>
          </table:table-cell>
          <table:table-cell office:value-type="float" office:value="14" calcext:value-type="float">
            <text:p>14</text:p>
          </table:table-cell>
          <table:table-cell table:formula="of:=VLOOKUP([.B5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59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5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9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9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Recycling of bottles by direct reuse</text:p>
          </table:table-cell>
          <table:table-cell office:value-type="float" office:value="19" calcext:value-type="float">
            <text:p>19</text:p>
          </table:table-cell>
          <table:table-cell table:formula="of:=VLOOKUP([.B60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60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6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6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60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60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Recycling of waste and scrap</text:p>
          </table:table-cell>
          <table:table-cell office:value-type="float" office:value="19" calcext:value-type="float">
            <text:p>19</text:p>
          </table:table-cell>
          <table:table-cell table:formula="of:=VLOOKUP([.B61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61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6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6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6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</table:table-row>
        <table:table-row table:style-name="ro5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12" calcext:value-type="float">
            <text:p>12</text:p>
          </table:table-cell>
          <table:table-cell table:formula="of:=VLOOKUP([.B62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62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62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2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2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12" calcext:value-type="float">
            <text:p>12</text:p>
          </table:table-cell>
          <table:table-cell table:formula="of:=VLOOKUP([.B63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63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63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3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3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aluminium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4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3" calcext:value-type="float">
            <text:p>13</text:p>
          </table:table-cell>
          <table:table-cell table:formula="of:=VLOOKUP([.D64];[$exiobase_74.$A$2:$exiobase_74.$B$75];2;0)" office:value-type="string" office:string-value="Mining of aluminium ores and concentrates" calcext:value-type="string">
            <text:p>Mining of aluminium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4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4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4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2" calcext:value-type="float">
            <text:p>12</text:p>
          </table:table-cell>
          <table:table-cell table:formula="of:=VLOOKUP([.B65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65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65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5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coal and lignite; extraction of peat (10)</text:p>
          </table:table-cell>
          <table:table-cell office:value-type="float" office:value="12" calcext:value-type="float">
            <text:p>12</text:p>
          </table:table-cell>
          <table:table-cell table:formula="of:=VLOOKUP([.B66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7" calcext:value-type="float">
            <text:p>7</text:p>
          </table:table-cell>
          <table:table-cell table:formula="of:=VLOOKUP([.D66];[$exiobase_74.$A$2:$exiobase_74.$B$75];2;0)" office:value-type="string" office:string-value="Mining of coal and lignite; extraction of peat (10)" calcext:value-type="string">
            <text:p>Mining of coal and lignite; extraction of peat (10)</text:p>
          </table:table-cell>
          <table:table-cell office:value-type="float" office:value="4" calcext:value-type="float">
            <text:p>4</text:p>
          </table:table-cell>
          <table:table-cell table:formula="of:=VLOOKUP([.F66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6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6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copper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7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1" calcext:value-type="float">
            <text:p>11</text:p>
          </table:table-cell>
          <table:table-cell table:formula="of:=VLOOKUP([.D67];[$exiobase_74.$A$2:$exiobase_74.$B$75];2;0)" office:value-type="string" office:string-value="Mining of copper ores and concentrates" calcext:value-type="string">
            <text:p>Mining of copper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7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7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7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iron ores</text:p>
          </table:table-cell>
          <table:table-cell office:value-type="float" office:value="12" calcext:value-type="float">
            <text:p>12</text:p>
          </table:table-cell>
          <table:table-cell table:formula="of:=VLOOKUP([.B68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0" calcext:value-type="float">
            <text:p>10</text:p>
          </table:table-cell>
          <table:table-cell table:formula="of:=VLOOKUP([.D68];[$exiobase_74.$A$2:$exiobase_74.$B$75];2;0)" office:value-type="string" office:string-value="Mining of iron ores" calcext:value-type="string">
            <text:p>Mining of iron ores</text:p>
          </table:table-cell>
          <table:table-cell office:value-type="float" office:value="4" calcext:value-type="float">
            <text:p>4</text:p>
          </table:table-cell>
          <table:table-cell table:formula="of:=VLOOKUP([.F68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8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8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lead, zinc and tin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69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5" calcext:value-type="float">
            <text:p>15</text:p>
          </table:table-cell>
          <table:table-cell table:formula="of:=VLOOKUP([.D69];[$exiobase_74.$A$2:$exiobase_74.$B$75];2;0)" office:value-type="string" office:string-value="Mining of lead, zinc and tin ores and concentrates" calcext:value-type="string">
            <text:p>Mining of lead, zinc and tin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69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6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69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69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0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2" calcext:value-type="float">
            <text:p>12</text:p>
          </table:table-cell>
          <table:table-cell table:formula="of:=VLOOKUP([.D70];[$exiobase_74.$A$2:$exiobase_74.$B$75];2;0)" office:value-type="string" office:string-value="Mining of nickel ores and concentrates" calcext:value-type="string">
            <text:p>Mining of nicke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0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0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0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other non-ferr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1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6" calcext:value-type="float">
            <text:p>16</text:p>
          </table:table-cell>
          <table:table-cell table:formula="of:=VLOOKUP([.D71];[$exiobase_74.$A$2:$exiobase_74.$B$75];2;0)" office:value-type="string" office:string-value="Mining of other non-ferrous metal ores and concentrates" calcext:value-type="string">
            <text:p>Mining of other non-ferr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1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1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1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preci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72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4" calcext:value-type="float">
            <text:p>14</text:p>
          </table:table-cell>
          <table:table-cell table:formula="of:=VLOOKUP([.D72];[$exiobase_74.$A$2:$exiobase_74.$B$75];2;0)" office:value-type="string" office:string-value="Mining of precious metal ores and concentrates" calcext:value-type="string">
            <text:p>Mining of preci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72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2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2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Mining of uranium and thorium ores (12)</text:p>
          </table:table-cell>
          <table:table-cell office:value-type="float" office:value="12" calcext:value-type="float">
            <text:p>12</text:p>
          </table:table-cell>
          <table:table-cell table:formula="of:=VLOOKUP([.B73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9" calcext:value-type="float">
            <text:p>9</text:p>
          </table:table-cell>
          <table:table-cell table:formula="of:=VLOOKUP([.D73];[$exiobase_74.$A$2:$exiobase_74.$B$75];2;0)" office:value-type="string" office:string-value="Mining of uranium and thorium ores (12)" calcext:value-type="string">
            <text:p>Mining of uranium and thorium ores (12)</text:p>
          </table:table-cell>
          <table:table-cell office:value-type="float" office:value="4" calcext:value-type="float">
            <text:p>4</text:p>
          </table:table-cell>
          <table:table-cell table:formula="of:=VLOOKUP([.F73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3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3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Quarrying of sand and clay</text:p>
          </table:table-cell>
          <table:table-cell office:value-type="float" office:value="12" calcext:value-type="float">
            <text:p>12</text:p>
          </table:table-cell>
          <table:table-cell table:formula="of:=VLOOKUP([.B74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74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74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4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4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Quarrying of stone</text:p>
          </table:table-cell>
          <table:table-cell office:value-type="float" office:value="12" calcext:value-type="float">
            <text:p>12</text:p>
          </table:table-cell>
          <table:table-cell table:formula="of:=VLOOKUP([.B75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75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75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7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5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15" calcext:value-type="float">
            <text:p>15</text:p>
          </table:table-cell>
          <table:table-cell table:formula="of:=VLOOKUP([.B76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8" calcext:value-type="float">
            <text:p>8</text:p>
          </table:table-cell>
          <table:table-cell table:formula="of:=VLOOKUP([.D76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76];[$exiobase_7.$A$2:$exiobase_7.$B$75];2;0)" office:value-type="string" office:string-value="Mining" calcext:value-type="string">
            <text:p>Mining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7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76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76];[$icio2021_reworked.$H$1:$icio2021_reworked.$J$41];2;0)" office:value-type="string" office:string-value="Mining and quarrying" calcext:value-type="string">
            <text:p>Mining and quarrying</text:p>
          </table:table-cell>
        </table:table-row>
        <table:table-row table:style-name="ro5">
          <table:table-cell office:value-type="string" calcext:value-type="string">
            <text:p>Publishing, printing and reproduction of recorded media (22)</text:p>
          </table:table-cell>
          <table:table-cell office:value-type="float" office:value="3" calcext:value-type="float">
            <text:p>3</text:p>
          </table:table-cell>
          <table:table-cell table:formula="of:=VLOOKUP([.B77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24" calcext:value-type="float">
            <text:p>24</text:p>
          </table:table-cell>
          <table:table-cell table:formula="of:=VLOOKUP([.D77];[$exiobase_74.$A$2:$exiobase_74.$B$75];2;0)" office:value-type="string" office:string-value="Publishing, printing and reproduction of recorded media (22)" calcext:value-type="string">
            <text:p>Publishing, printing and reproduction of recorded media (22)</text:p>
          </table:table-cell>
          <table:table-cell office:value-type="float" office:value="5" calcext:value-type="float">
            <text:p>5</text:p>
          </table:table-cell>
          <table:table-cell table:formula="of:=VLOOKUP([.F77];[$exiobase_7.$A$2:$exiobase_7.$B$75];2;0)" office:value-type="string" office:string-value="Manufacture" calcext:value-type="string">
            <text:p>Manufacture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77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77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77];[$icio2021_reworked.$H$1:$icio2021_reworked.$J$41];2;0)" office:value-type="string" office:string-value="Paper products and printing" calcext:value-type="string">
            <text:p>Paper products and printing</text:p>
          </table:table-cell>
        </table:table-row>
        <table:table-row table:style-name="ro5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78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6" calcext:value-type="float">
            <text:p>46</text:p>
          </table:table-cell>
          <table:table-cell table:formula="of:=VLOOKUP([.D78];[$exiobase_74.$A$2:$exiobase_74.$B$75];2;0)" office:value-type="string" office:string-value="Manufacture of electrical machinery and apparatus n.e.c. (31)" calcext:value-type="string">
            <text:p>Manufacture of electrical machinery and apparatus n.e.c. (31)</text:p>
          </table:table-cell>
          <table:table-cell office:value-type="float" office:value="5" calcext:value-type="float">
            <text:p>5</text:p>
          </table:table-cell>
          <table:table-cell table:formula="of:=VLOOKUP([.F78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78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5" calcext:value-type="float">
            <text:p>15</text:p>
          </table:table-cell>
          <table:table-cell table:style-name="ce3" table:formula="of:=VLOOKUP([.J78];[$icio2021_reworked.$H$1:$icio2021_reworked.$J$41];3;0)" office:value-type="string" office:string-value="D27" calcext:value-type="string">
            <text:p>D27</text:p>
          </table:table-cell>
          <table:table-cell table:style-name="ce3" table:formula="of:=VLOOKUP([.J78];[$icio2021_reworked.$H$1:$icio2021_reworked.$J$41];2;0)" office:value-type="string" office:string-value="Electrical equipment" calcext:value-type="string">
            <text:p>Electrical equipment</text:p>
          </table:table-cell>
        </table:table-row>
        <table:table-row table:style-name="ro5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79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4" calcext:value-type="float">
            <text:p>44</text:p>
          </table:table-cell>
          <table:table-cell table:formula="of:=VLOOKUP([.D79];[$exiobase_74.$A$2:$exiobase_74.$B$75];2;0)" office:value-type="string" office:string-value="Manufacture of machinery and equipment n.e.c. (29)" calcext:value-type="string">
            <text:p>Manufacture of machinery and equipment n.e.c. (29)</text:p>
          </table:table-cell>
          <table:table-cell office:value-type="float" office:value="5" calcext:value-type="float">
            <text:p>5</text:p>
          </table:table-cell>
          <table:table-cell table:formula="of:=VLOOKUP([.F79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79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6" calcext:value-type="float">
            <text:p>16</text:p>
          </table:table-cell>
          <table:table-cell table:style-name="ce3" table:formula="of:=VLOOKUP([.J79];[$icio2021_reworked.$H$1:$icio2021_reworked.$J$41];3;0)" office:value-type="string" office:string-value="D28" calcext:value-type="string">
            <text:p>D28</text:p>
          </table:table-cell>
          <table:table-cell table:style-name="ce3" table:formula="of:=VLOOKUP([.J79];[$icio2021_reworked.$H$1:$icio2021_reworked.$J$41];2;0)" office:value-type="string" office:string-value="Machinery and equipment, nec " calcext:value-type="string">
            <text:p>Machinery and equipment, nec </text:p>
          </table:table-cell>
        </table:table-row>
        <table:table-row table:style-name="ro5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80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5" calcext:value-type="float">
            <text:p>45</text:p>
          </table:table-cell>
          <table:table-cell table:formula="of:=VLOOKUP([.D80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80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80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80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80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</table:table-row>
        <table:table-row table:style-name="ro5">
          <table:table-cell office:value-type="string" calcext:value-type="string">
            <text:p>Manufacture of beverages</text:p>
          </table:table-cell>
          <table:table-cell office:value-type="float" office:value="8" calcext:value-type="float">
            <text:p>8</text:p>
          </table:table-cell>
          <table:table-cell table:formula="of:=VLOOKUP([.B81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1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1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1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1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1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ed rice</text:p>
          </table:table-cell>
          <table:table-cell office:value-type="float" office:value="8" calcext:value-type="float">
            <text:p>8</text:p>
          </table:table-cell>
          <table:table-cell table:formula="of:=VLOOKUP([.B82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2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2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2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2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2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of dairy products</text:p>
          </table:table-cell>
          <table:table-cell office:value-type="float" office:value="8" calcext:value-type="float">
            <text:p>8</text:p>
          </table:table-cell>
          <table:table-cell table:formula="of:=VLOOKUP([.B83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3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3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3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3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3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of Food products nec</text:p>
          </table:table-cell>
          <table:table-cell office:value-type="float" office:value="8" calcext:value-type="float">
            <text:p>8</text:p>
          </table:table-cell>
          <table:table-cell table:formula="of:=VLOOKUP([.B84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4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4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4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4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4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of meat cattle</text:p>
          </table:table-cell>
          <table:table-cell office:value-type="float" office:value="8" calcext:value-type="float">
            <text:p>8</text:p>
          </table:table-cell>
          <table:table-cell table:formula="of:=VLOOKUP([.B85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5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5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5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5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5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of meat pigs</text:p>
          </table:table-cell>
          <table:table-cell office:value-type="float" office:value="8" calcext:value-type="float">
            <text:p>8</text:p>
          </table:table-cell>
          <table:table-cell table:formula="of:=VLOOKUP([.B86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6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6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6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6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6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of meat poultry</text:p>
          </table:table-cell>
          <table:table-cell office:value-type="float" office:value="8" calcext:value-type="float">
            <text:p>8</text:p>
          </table:table-cell>
          <table:table-cell table:formula="of:=VLOOKUP([.B87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7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7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7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7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7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cessing vegetable oils and fats</text:p>
          </table:table-cell>
          <table:table-cell office:value-type="float" office:value="8" calcext:value-type="float">
            <text:p>8</text:p>
          </table:table-cell>
          <table:table-cell table:formula="of:=VLOOKUP([.B88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88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88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8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8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8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Production of meat products nec</text:p>
          </table:table-cell>
          <table:table-cell office:value-type="float" office:value="8" calcext:value-type="float">
            <text:p>8</text:p>
          </table:table-cell>
          <table:table-cell table:formula="of:=VLOOKUP([.B89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89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89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89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89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89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Sugar refining</text:p>
          </table:table-cell>
          <table:table-cell office:value-type="float" office:value="8" calcext:value-type="float">
            <text:p>8</text:p>
          </table:table-cell>
          <table:table-cell table:formula="of:=VLOOKUP([.B90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90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90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90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90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90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Aluminium production</text:p>
          </table:table-cell>
          <table:table-cell office:value-type="float" office:value="11" calcext:value-type="float">
            <text:p>11</text:p>
          </table:table-cell>
          <table:table-cell table:formula="of:=VLOOKUP([.B91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91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9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1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1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Casting of metals</text:p>
          </table:table-cell>
          <table:table-cell office:value-type="float" office:value="11" calcext:value-type="float">
            <text:p>11</text:p>
          </table:table-cell>
          <table:table-cell table:formula="of:=VLOOKUP([.B92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2" calcext:value-type="float">
            <text:p>42</text:p>
          </table:table-cell>
          <table:table-cell table:formula="of:=VLOOKUP([.D92];[$exiobase_74.$A$2:$exiobase_74.$B$75];2;0)" office:value-type="string" office:string-value="Casting of metals" calcext:value-type="string">
            <text:p>Casting of metals</text:p>
          </table:table-cell>
          <table:table-cell office:value-type="float" office:value="5" calcext:value-type="float">
            <text:p>5</text:p>
          </table:table-cell>
          <table:table-cell table:formula="of:=VLOOKUP([.F9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2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2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Copper production</text:p>
          </table:table-cell>
          <table:table-cell office:value-type="float" office:value="11" calcext:value-type="float">
            <text:p>11</text:p>
          </table:table-cell>
          <table:table-cell table:formula="of:=VLOOKUP([.B9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93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9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3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Lead, zinc and tin production</text:p>
          </table:table-cell>
          <table:table-cell office:value-type="float" office:value="11" calcext:value-type="float">
            <text:p>11</text:p>
          </table:table-cell>
          <table:table-cell table:formula="of:=VLOOKUP([.B9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94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9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4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11" calcext:value-type="float">
            <text:p>11</text:p>
          </table:table-cell>
          <table:table-cell table:formula="of:=VLOOKUP([.B9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95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9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5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11" calcext:value-type="float">
            <text:p>11</text:p>
          </table:table-cell>
          <table:table-cell table:formula="of:=VLOOKUP([.B96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3" calcext:value-type="float">
            <text:p>43</text:p>
          </table:table-cell>
          <table:table-cell table:formula="of:=VLOOKUP([.D96];[$exiobase_74.$A$2:$exiobase_74.$B$75];2;0)" office:value-type="string" office:string-value="Manufacture of fabricated metal products, except machinery and equipment (28)" calcext:value-type="string">
            <text:p>Manufacture of fabricated metal products, except machinery and equipment (28)</text:p>
          </table:table-cell>
          <table:table-cell office:value-type="float" office:value="5" calcext:value-type="float">
            <text:p>5</text:p>
          </table:table-cell>
          <table:table-cell table:formula="of:=VLOOKUP([.F9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3" calcext:value-type="float">
            <text:p>13</text:p>
          </table:table-cell>
          <table:table-cell table:style-name="ce3" table:formula="of:=VLOOKUP([.J96];[$icio2021_reworked.$H$1:$icio2021_reworked.$J$41];3;0)" office:value-type="string" office:string-value="D25" calcext:value-type="string">
            <text:p>D25</text:p>
          </table:table-cell>
          <table:table-cell table:style-name="ce3" table:formula="of:=VLOOKUP([.J96];[$icio2021_reworked.$H$1:$icio2021_reworked.$J$41];2;0)" office:value-type="string" office:string-value="Fabricated metal products" calcext:value-type="string">
            <text:p>Fabricated metal products</text:p>
          </table:table-cell>
        </table:table-row>
        <table:table-row table:style-name="ro5">
          <table:table-cell office:value-type="string" calcext:value-type="string">
            <text:p>Other non-ferrous metal production</text:p>
          </table:table-cell>
          <table:table-cell office:value-type="float" office:value="11" calcext:value-type="float">
            <text:p>11</text:p>
          </table:table-cell>
          <table:table-cell table:formula="of:=VLOOKUP([.B97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97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9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7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7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Precious metals production</text:p>
          </table:table-cell>
          <table:table-cell office:value-type="float" office:value="11" calcext:value-type="float">
            <text:p>11</text:p>
          </table:table-cell>
          <table:table-cell table:formula="of:=VLOOKUP([.B98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98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9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98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98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ash into clinker</text:p>
          </table:table-cell>
          <table:table-cell office:value-type="float" office:value="11" calcext:value-type="float">
            <text:p>11</text:p>
          </table:table-cell>
          <table:table-cell table:formula="of:=VLOOKUP([.B99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4" calcext:value-type="float">
            <text:p>34</text:p>
          </table:table-cell>
          <table:table-cell table:formula="of:=VLOOKUP([.D99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9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9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99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99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Re-processing of secondary aluminium into new aluminium</text:p>
          </table:table-cell>
          <table:table-cell office:value-type="float" office:value="11" calcext:value-type="float">
            <text:p>11</text:p>
          </table:table-cell>
          <table:table-cell table:formula="of:=VLOOKUP([.B100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100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100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0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0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0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secondary copper into new copper</text:p>
          </table:table-cell>
          <table:table-cell office:value-type="float" office:value="11" calcext:value-type="float">
            <text:p>11</text:p>
          </table:table-cell>
          <table:table-cell table:formula="of:=VLOOKUP([.B101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101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10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1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1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secondary lead into new lead, zinc and tin</text:p>
          </table:table-cell>
          <table:table-cell office:value-type="float" office:value="11" calcext:value-type="float">
            <text:p>11</text:p>
          </table:table-cell>
          <table:table-cell table:formula="of:=VLOOKUP([.B102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102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10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2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2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11" calcext:value-type="float">
            <text:p>11</text:p>
          </table:table-cell>
          <table:table-cell table:formula="of:=VLOOKUP([.B10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103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10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3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11" calcext:value-type="float">
            <text:p>11</text:p>
          </table:table-cell>
          <table:table-cell table:formula="of:=VLOOKUP([.B10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104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10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4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Re-processing of secondary steel into new steel</text:p>
          </table:table-cell>
          <table:table-cell office:value-type="float" office:value="11" calcext:value-type="float">
            <text:p>11</text:p>
          </table:table-cell>
          <table:table-cell table:formula="of:=VLOOKUP([.B10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105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10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10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105];[$icio2021_reworked.$H$1:$icio2021_reworked.$J$41];2;0)" office:value-type="string" office:string-value="Basic metals" calcext:value-type="string">
            <text:p>Basic metals</text:p>
          </table:table-cell>
        </table:table-row>
        <table:table-row table:style-name="ro5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13" calcext:value-type="float">
            <text:p>13</text:p>
          </table:table-cell>
          <table:table-cell table:formula="of:=VLOOKUP([.B10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6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6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6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Manufacture of cement, lime and plaster</text:p>
          </table:table-cell>
          <table:table-cell office:value-type="float" office:value="13" calcext:value-type="float">
            <text:p>13</text:p>
          </table:table-cell>
          <table:table-cell table:formula="of:=VLOOKUP([.B10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7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7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7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Manufacture of ceramic goods</text:p>
          </table:table-cell>
          <table:table-cell office:value-type="float" office:value="13" calcext:value-type="float">
            <text:p>13</text:p>
          </table:table-cell>
          <table:table-cell table:formula="of:=VLOOKUP([.B10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3" calcext:value-type="float">
            <text:p>33</text:p>
          </table:table-cell>
          <table:table-cell table:formula="of:=VLOOKUP([.D108];[$exiobase_74.$A$2:$exiobase_74.$B$75];2;0)" office:value-type="string" office:string-value="Manufacture of ceramic goods" calcext:value-type="string">
            <text:p>Manufacture of ceramic goods</text:p>
          </table:table-cell>
          <table:table-cell office:value-type="float" office:value="5" calcext:value-type="float">
            <text:p>5</text:p>
          </table:table-cell>
          <table:table-cell table:formula="of:=VLOOKUP([.F10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8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8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Manufacture of coke oven products</text:p>
          </table:table-cell>
          <table:table-cell office:value-type="float" office:value="13" calcext:value-type="float">
            <text:p>13</text:p>
          </table:table-cell>
          <table:table-cell table:formula="of:=VLOOKUP([.B109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5" calcext:value-type="float">
            <text:p>25</text:p>
          </table:table-cell>
          <table:table-cell table:formula="of:=VLOOKUP([.D109];[$exiobase_74.$A$2:$exiobase_74.$B$75];2;0)" office:value-type="string" office:string-value="Manufacture of coke oven products" calcext:value-type="string">
            <text:p>Manufacture of coke oven products</text:p>
          </table:table-cell>
          <table:table-cell office:value-type="float" office:value="5" calcext:value-type="float">
            <text:p>5</text:p>
          </table:table-cell>
          <table:table-cell table:formula="of:=VLOOKUP([.F10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09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09];[$icio2021_reworked.$H$1:$icio2021_reworked.$J$41];2;0)" office:value-type="string" office:string-value="Coke and refined petroleum products" calcext:value-type="string">
            <text:p>Coke and refined petroleum products</text:p>
          </table:table-cell>
        </table:table-row>
        <table:table-row table:style-name="ro5">
          <table:table-cell office:value-type="string" calcext:value-type="string">
            <text:p>Manufacture of fish products</text:p>
          </table:table-cell>
          <table:table-cell office:value-type="float" office:value="13" calcext:value-type="float">
            <text:p>13</text:p>
          </table:table-cell>
          <table:table-cell table:formula="of:=VLOOKUP([.B110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19" calcext:value-type="float">
            <text:p>19</text:p>
          </table:table-cell>
          <table:table-cell table:formula="of:=VLOOKUP([.D110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110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10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10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10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Manufacture of furniture; manufacturing n.e.c. (36)</text:p>
          </table:table-cell>
          <table:table-cell office:value-type="float" office:value="13" calcext:value-type="float">
            <text:p>13</text:p>
          </table:table-cell>
          <table:table-cell table:formula="of:=VLOOKUP([.B111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9" calcext:value-type="float">
            <text:p>49</text:p>
          </table:table-cell>
          <table:table-cell table:formula="of:=VLOOKUP([.D111];[$exiobase_74.$A$2:$exiobase_74.$B$75];2;0)" office:value-type="string" office:string-value="Manufacture of furniture; manufacturing n.e.c. (36)" calcext:value-type="string">
            <text:p>Manufacture of furniture; manufacturing n.e.c. (36)</text:p>
          </table:table-cell>
          <table:table-cell office:value-type="float" office:value="5" calcext:value-type="float">
            <text:p>5</text:p>
          </table:table-cell>
          <table:table-cell table:formula="of:=VLOOKUP([.F11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11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11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</table:table-row>
        <table:table-row table:style-name="ro5">
          <table:table-cell office:value-type="string" calcext:value-type="string">
            <text:p>Manufacture of glass and glass products</text:p>
          </table:table-cell>
          <table:table-cell office:value-type="float" office:value="13" calcext:value-type="float">
            <text:p>13</text:p>
          </table:table-cell>
          <table:table-cell table:formula="of:=VLOOKUP([.B11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12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1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2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2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13" calcext:value-type="float">
            <text:p>13</text:p>
          </table:table-cell>
          <table:table-cell table:formula="of:=VLOOKUP([.B113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7" calcext:value-type="float">
            <text:p>47</text:p>
          </table:table-cell>
          <table:table-cell table:formula="of:=VLOOKUP([.D113];[$exiobase_74.$A$2:$exiobase_74.$B$75];2;0)" office:value-type="string" office:string-value="Manufacture of medical, precision and optical instruments, watches and clocks (33)" calcext:value-type="string">
            <text:p>Manufacture of medical, precision and optical instruments, watches and clocks (33)</text:p>
          </table:table-cell>
          <table:table-cell office:value-type="float" office:value="5" calcext:value-type="float">
            <text:p>5</text:p>
          </table:table-cell>
          <table:table-cell table:formula="of:=VLOOKUP([.F113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3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13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13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</table:table-row>
        <table:table-row table:style-name="ro5">
          <table:table-cell office:value-type="string" calcext:value-type="string">
            <text:p>Manufacture of other non-metallic mineral products n.e.c.</text:p>
          </table:table-cell>
          <table:table-cell office:value-type="float" office:value="13" calcext:value-type="float">
            <text:p>13</text:p>
          </table:table-cell>
          <table:table-cell table:formula="of:=VLOOKUP([.B114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5" calcext:value-type="float">
            <text:p>35</text:p>
          </table:table-cell>
          <table:table-cell table:formula="of:=VLOOKUP([.D114];[$exiobase_74.$A$2:$exiobase_74.$B$75];2;0)" office:value-type="string" office:string-value="Manufacture of other non-metallic mineral products n.e.c." calcext:value-type="string">
            <text:p>Manufacture of other non-metallic mineral products n.e.c.</text:p>
          </table:table-cell>
          <table:table-cell office:value-type="float" office:value="5" calcext:value-type="float">
            <text:p>5</text:p>
          </table:table-cell>
          <table:table-cell table:formula="of:=VLOOKUP([.F11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4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4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13" calcext:value-type="float">
            <text:p>13</text:p>
          </table:table-cell>
          <table:table-cell table:formula="of:=VLOOKUP([.B115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5" calcext:value-type="float">
            <text:p>45</text:p>
          </table:table-cell>
          <table:table-cell table:formula="of:=VLOOKUP([.D115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115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5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115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115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</table:table-row>
        <table:table-row table:style-name="ro5">
          <table:table-cell office:value-type="string" calcext:value-type="string">
            <text:p>Manufacture of rubber and plastic products (25)</text:p>
          </table:table-cell>
          <table:table-cell office:value-type="float" office:value="13" calcext:value-type="float">
            <text:p>13</text:p>
          </table:table-cell>
          <table:table-cell table:formula="of:=VLOOKUP([.B11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1" calcext:value-type="float">
            <text:p>31</text:p>
          </table:table-cell>
          <table:table-cell table:formula="of:=VLOOKUP([.D116];[$exiobase_74.$A$2:$exiobase_74.$B$75];2;0)" office:value-type="string" office:string-value="Manufacture of rubber and plastic products (25)" calcext:value-type="string">
            <text:p>Manufacture of rubber and plastic products (25)</text:p>
          </table:table-cell>
          <table:table-cell office:value-type="float" office:value="5" calcext:value-type="float">
            <text:p>5</text:p>
          </table:table-cell>
          <table:table-cell table:formula="of:=VLOOKUP([.F116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1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6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6];[$icio2021_reworked.$H$1:$icio2021_reworked.$J$41];2;0)" office:value-type="string" office:string-value="Rubber and plastics products" calcext:value-type="string">
            <text:p>Rubber and plastics products</text:p>
          </table:table-cell>
        </table:table-row>
        <table:table-row table:style-name="ro5">
          <table:table-cell office:value-type="string" calcext:value-type="string">
            <text:p>Manufacture of tobacco products (16)</text:p>
          </table:table-cell>
          <table:table-cell office:value-type="float" office:value="13" calcext:value-type="float">
            <text:p>13</text:p>
          </table:table-cell>
          <table:table-cell table:formula="of:=VLOOKUP([.B11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0" calcext:value-type="float">
            <text:p>20</text:p>
          </table:table-cell>
          <table:table-cell table:formula="of:=VLOOKUP([.D117];[$exiobase_74.$A$2:$exiobase_74.$B$75];2;0)" office:value-type="string" office:string-value="Manufacture of tobacco products (16)" calcext:value-type="string">
            <text:p>Manufacture of tobacco products (16)</text:p>
          </table:table-cell>
          <table:table-cell office:value-type="float" office:value="5" calcext:value-type="float">
            <text:p>5</text:p>
          </table:table-cell>
          <table:table-cell table:formula="of:=VLOOKUP([.F117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17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17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17];[$icio2021_reworked.$H$1:$icio2021_reworked.$J$41];2;0)" office:value-type="string" office:string-value="Food products, beverages and tobacco" calcext:value-type="string">
            <text:p>Food products, beverages and tobacco</text:p>
          </table:table-cell>
        </table:table-row>
        <table:table-row table:style-name="ro5">
          <table:table-cell office:value-type="string" calcext:value-type="string">
            <text:p>Re-processing of secondary glass into new glass</text:p>
          </table:table-cell>
          <table:table-cell office:value-type="float" office:value="13" calcext:value-type="float">
            <text:p>13</text:p>
          </table:table-cell>
          <table:table-cell table:formula="of:=VLOOKUP([.B11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18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1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8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8];[$icio2021_reworked.$H$1:$icio2021_reworked.$J$41];2;0)" office:value-type="string" office:string-value="Other non-metallic mineral products" calcext:value-type="string">
            <text:p>Other non-metallic mineral products</text:p>
          </table:table-cell>
        </table:table-row>
        <table:table-row table:style-name="ro5">
          <table:table-cell office:value-type="string" calcext:value-type="string">
            <text:p>Re-processing of secondary plastic into new plastic</text:p>
          </table:table-cell>
          <table:table-cell office:value-type="float" office:value="13" calcext:value-type="float">
            <text:p>13</text:p>
          </table:table-cell>
          <table:table-cell table:formula="of:=VLOOKUP([.B119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8" calcext:value-type="float">
            <text:p>28</text:p>
          </table:table-cell>
          <table:table-cell table:formula="of:=VLOOKUP([.D119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1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9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9];[$icio2021_reworked.$H$1:$icio2021_reworked.$J$41];2;0)" office:value-type="string" office:string-value="Rubber and plastics products" calcext:value-type="string">
            <text:p>Rubber and plastics products</text:p>
          </table:table-cell>
        </table:table-row>
        <table:table-row table:style-name="ro5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13" calcext:value-type="float">
            <text:p>13</text:p>
          </table:table-cell>
          <table:table-cell table:formula="of:=VLOOKUP([.B120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1" calcext:value-type="float">
            <text:p>21</text:p>
          </table:table-cell>
          <table:table-cell table:formula="of:=VLOOKUP([.D120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0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0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0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0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</table:table-row>
        <table:table-row table:style-name="ro5">
          <table:table-cell office:value-type="string" calcext:value-type="string">
            <text:p>Chemicals nec</text:p>
          </table:table-cell>
          <table:table-cell office:value-type="float" office:value="15" calcext:value-type="float">
            <text:p>15</text:p>
          </table:table-cell>
          <table:table-cell table:formula="of:=VLOOKUP([.B121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30" calcext:value-type="float">
            <text:p>30</text:p>
          </table:table-cell>
          <table:table-cell table:formula="of:=VLOOKUP([.D121];[$exiobase_74.$A$2:$exiobase_74.$B$75];2;0)" office:value-type="string" office:string-value="Chemicals nec" calcext:value-type="string">
            <text:p>Chemicals nec</text:p>
          </table:table-cell>
          <table:table-cell office:value-type="float" office:value="5" calcext:value-type="float">
            <text:p>5</text:p>
          </table:table-cell>
          <table:table-cell table:formula="of:=VLOOKUP([.F121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1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1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1];[$icio2021_reworked.$H$1:$icio2021_reworked.$J$41];2;0)" office:value-type="string" office:string-value="Chemical and chemical products" calcext:value-type="string">
            <text:p>Chemical and chemical products</text:p>
          </table:table-cell>
        </table:table-row>
        <table:table-row table:style-name="ro5">
          <table:table-cell office:value-type="string" calcext:value-type="string">
            <text:p>N-fertiliser</text:p>
          </table:table-cell>
          <table:table-cell office:value-type="float" office:value="15" calcext:value-type="float">
            <text:p>15</text:p>
          </table:table-cell>
          <table:table-cell table:formula="of:=VLOOKUP([.B122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22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22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2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2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2];[$icio2021_reworked.$H$1:$icio2021_reworked.$J$41];2;0)" office:value-type="string" office:string-value="Chemical and chemical products" calcext:value-type="string">
            <text:p>Chemical and chemical products</text:p>
          </table:table-cell>
        </table:table-row>
        <table:table-row table:style-name="ro5">
          <table:table-cell office:value-type="string" calcext:value-type="string">
            <text:p>P- and other fertiliser</text:p>
          </table:table-cell>
          <table:table-cell office:value-type="float" office:value="15" calcext:value-type="float">
            <text:p>15</text:p>
          </table:table-cell>
          <table:table-cell table:formula="of:=VLOOKUP([.B123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23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23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3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3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3];[$icio2021_reworked.$H$1:$icio2021_reworked.$J$41];2;0)" office:value-type="string" office:string-value="Chemical and chemical products" calcext:value-type="string">
            <text:p>Chemical and chemical products</text:p>
          </table:table-cell>
        </table:table-row>
        <table:table-row table:style-name="ro5">
          <table:table-cell office:value-type="string" calcext:value-type="string">
            <text:p>Petroleum Refinery</text:p>
          </table:table-cell>
          <table:table-cell office:value-type="float" office:value="15" calcext:value-type="float">
            <text:p>15</text:p>
          </table:table-cell>
          <table:table-cell table:formula="of:=VLOOKUP([.B124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6" calcext:value-type="float">
            <text:p>26</text:p>
          </table:table-cell>
          <table:table-cell table:formula="of:=VLOOKUP([.D124];[$exiobase_74.$A$2:$exiobase_74.$B$75];2;0)" office:value-type="string" office:string-value="Petroleum Refinery" calcext:value-type="string">
            <text:p>Petroleum Refinery</text:p>
          </table:table-cell>
          <table:table-cell office:value-type="float" office:value="5" calcext:value-type="float">
            <text:p>5</text:p>
          </table:table-cell>
          <table:table-cell table:formula="of:=VLOOKUP([.F124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4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24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24];[$icio2021_reworked.$H$1:$icio2021_reworked.$J$41];2;0)" office:value-type="string" office:string-value="Coke and refined petroleum products" calcext:value-type="string">
            <text:p>Coke and refined petroleum products</text:p>
          </table:table-cell>
        </table:table-row>
        <table:table-row table:style-name="ro5">
          <table:table-cell office:value-type="string" calcext:value-type="string">
            <text:p>Plastics, basic</text:p>
          </table:table-cell>
          <table:table-cell office:value-type="float" office:value="15" calcext:value-type="float">
            <text:p>15</text:p>
          </table:table-cell>
          <table:table-cell table:formula="of:=VLOOKUP([.B125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8" calcext:value-type="float">
            <text:p>28</text:p>
          </table:table-cell>
          <table:table-cell table:formula="of:=VLOOKUP([.D125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25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5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25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25];[$icio2021_reworked.$H$1:$icio2021_reworked.$J$41];2;0)" office:value-type="string" office:string-value="Rubber and plastics products" calcext:value-type="string">
            <text:p>Rubber and plastics products</text:p>
          </table:table-cell>
        </table:table-row>
        <table:table-row table:style-name="ro5">
          <table:table-cell office:value-type="string" calcext:value-type="string">
            <text:p>Processing of nuclear fuel</text:p>
          </table:table-cell>
          <table:table-cell office:value-type="float" office:value="15" calcext:value-type="float">
            <text:p>15</text:p>
          </table:table-cell>
          <table:table-cell table:formula="of:=VLOOKUP([.B126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7" calcext:value-type="float">
            <text:p>27</text:p>
          </table:table-cell>
          <table:table-cell table:formula="of:=VLOOKUP([.D126];[$exiobase_74.$A$2:$exiobase_74.$B$75];2;0)" office:value-type="string" office:string-value="Processing of nuclear fuel" calcext:value-type="string">
            <text:p>Processing of nuclear fuel</text:p>
          </table:table-cell>
          <table:table-cell office:value-type="float" office:value="5" calcext:value-type="float">
            <text:p>5</text:p>
          </table:table-cell>
          <table:table-cell table:formula="of:=VLOOKUP([.F126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2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26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26];[$icio2021_reworked.$H$1:$icio2021_reworked.$J$41];2;0)" office:value-type="string" office:string-value="Chemical and chemical products" calcext:value-type="string">
            <text:p>Chemical and chemical products</text:p>
          </table:table-cell>
        </table:table-row>
        <table:table-row table:style-name="ro5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table:formula="of:=VLOOKUP([.B127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27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7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7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7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7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</table:table-row>
        <table:table-row table:style-name="ro5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table:formula="of:=VLOOKUP([.B128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28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28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28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28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28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</table:table-row>
        <table:table-row table:style-name="ro5">
          <table:table-cell office:value-type="string" calcext:value-type="string">
            <text:p>Manufacture of motor vehicles, trailers and semi-trailers (34)</text:p>
          </table:table-cell>
          <table:table-cell office:value-type="float" office:value="23" calcext:value-type="float">
            <text:p>23</text:p>
          </table:table-cell>
          <table:table-cell table:formula="of:=VLOOKUP([.B129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29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29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29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7" calcext:value-type="float">
            <text:p>17</text:p>
          </table:table-cell>
          <table:table-cell table:style-name="ce3" table:formula="of:=VLOOKUP([.J129];[$icio2021_reworked.$H$1:$icio2021_reworked.$J$41];3;0)" office:value-type="string" office:string-value="D29" calcext:value-type="string">
            <text:p>D29</text:p>
          </table:table-cell>
          <table:table-cell table:style-name="ce3" table:formula="of:=VLOOKUP([.J129];[$icio2021_reworked.$H$1:$icio2021_reworked.$J$41];2;0)" office:value-type="string" office:string-value="Motor vehicles, trailers and semi-trailers" calcext:value-type="string">
            <text:p>Motor vehicles, trailers and semi-trailers</text:p>
          </table:table-cell>
        </table:table-row>
        <table:table-row table:style-name="ro5">
          <table:table-cell office:value-type="string" calcext:value-type="string">
            <text:p>Manufacture of other transport equipment (35)</text:p>
          </table:table-cell>
          <table:table-cell office:value-type="float" office:value="23" calcext:value-type="float">
            <text:p>23</text:p>
          </table:table-cell>
          <table:table-cell table:formula="of:=VLOOKUP([.B130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30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30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30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8" calcext:value-type="float">
            <text:p>18</text:p>
          </table:table-cell>
          <table:table-cell table:style-name="ce3" table:formula="of:=VLOOKUP([.J130];[$icio2021_reworked.$H$1:$icio2021_reworked.$J$41];3;0)" office:value-type="string" office:string-value="D30" calcext:value-type="string">
            <text:p>D30</text:p>
          </table:table-cell>
          <table:table-cell table:style-name="ce3" table:formula="of:=VLOOKUP([.J130];[$icio2021_reworked.$H$1:$icio2021_reworked.$J$41];2;0)" office:value-type="string" office:string-value="Other transport equipment" calcext:value-type="string">
            <text:p>Other transport equipment</text:p>
          </table:table-cell>
        </table:table-row>
        <table:table-row table:style-name="ro5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5" calcext:value-type="float">
            <text:p>25</text:p>
          </table:table-cell>
          <table:table-cell table:formula="of:=VLOOKUP([.B131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31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3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31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31];[$icio2021_reworked.$H$1:$icio2021_reworked.$J$41];2;0)" office:value-type="string" office:string-value="Wood and products of wood and cork" calcext:value-type="string">
            <text:p>Wood and products of wood and cork</text:p>
          </table:table-cell>
        </table:table-row>
        <table:table-row table:style-name="ro5">
          <table:table-cell office:value-type="string" calcext:value-type="string">
            <text:p>Paper</text:p>
          </table:table-cell>
          <table:table-cell office:value-type="float" office:value="25" calcext:value-type="float">
            <text:p>25</text:p>
          </table:table-cell>
          <table:table-cell table:formula="of:=VLOOKUP([.B132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2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2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2];[$icio2021_reworked.$H$1:$icio2021_reworked.$J$41];2;0)" office:value-type="string" office:string-value="Paper products and printing" calcext:value-type="string">
            <text:p>Paper products and printing</text:p>
          </table:table-cell>
        </table:table-row>
        <table:table-row table:style-name="ro5">
          <table:table-cell office:value-type="string" calcext:value-type="string">
            <text:p>Pulp</text:p>
          </table:table-cell>
          <table:table-cell office:value-type="float" office:value="25" calcext:value-type="float">
            <text:p>25</text:p>
          </table:table-cell>
          <table:table-cell table:formula="of:=VLOOKUP([.B133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3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3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3];[$icio2021_reworked.$H$1:$icio2021_reworked.$J$41];2;0)" office:value-type="string" office:string-value="Paper products and printing" calcext:value-type="string">
            <text:p>Paper products and printing</text:p>
          </table:table-cell>
        </table:table-row>
        <table:table-row table:style-name="ro5">
          <table:table-cell office:value-type="string" calcext:value-type="string">
            <text:p>Re-processing of secondary paper into new pulp</text:p>
          </table:table-cell>
          <table:table-cell office:value-type="float" office:value="25" calcext:value-type="float">
            <text:p>25</text:p>
          </table:table-cell>
          <table:table-cell table:formula="of:=VLOOKUP([.B134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34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3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34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34];[$icio2021_reworked.$H$1:$icio2021_reworked.$J$41];2;0)" office:value-type="string" office:string-value="Paper products and printing" calcext:value-type="string">
            <text:p>Paper products and printing</text:p>
          </table:table-cell>
        </table:table-row>
        <table:table-row table:style-name="ro5">
          <table:table-cell office:value-type="string" calcext:value-type="string">
            <text:p>Re-processing of secondary wood material into new wood material</text:p>
          </table:table-cell>
          <table:table-cell office:value-type="float" office:value="25" calcext:value-type="float">
            <text:p>25</text:p>
          </table:table-cell>
          <table:table-cell table:formula="of:=VLOOKUP([.B135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35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3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3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35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35];[$icio2021_reworked.$H$1:$icio2021_reworked.$J$41];2;0)" office:value-type="string" office:string-value="Wood and products of wood and cork" calcext:value-type="string">
            <text:p>Wood and products of wood and cork</text:p>
          </table:table-cell>
        </table:table-row>
        <table:table-row table:style-name="ro5">
          <table:table-cell office:value-type="string" calcext:value-type="string">
            <text:p>Education (80)</text:p>
          </table:table-cell>
          <table:table-cell office:value-type="float" office:value="3" calcext:value-type="float">
            <text:p>3</text:p>
          </table:table-cell>
          <table:table-cell table:formula="of:=VLOOKUP([.B136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136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3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6" calcext:value-type="float">
            <text:p>36</text:p>
          </table:table-cell>
          <table:table-cell table:style-name="ce3" table:formula="of:=VLOOKUP([.J136];[$icio2021_reworked.$H$1:$icio2021_reworked.$J$41];3;0)" office:value-type="string" office:string-value="D85" calcext:value-type="string">
            <text:p>D85</text:p>
          </table:table-cell>
          <table:table-cell table:style-name="ce3" table:formula="of:=VLOOKUP([.J136];[$icio2021_reworked.$H$1:$icio2021_reworked.$J$41];2;0)" office:value-type="string" office:string-value="Education" calcext:value-type="string">
            <text:p>Education</text:p>
          </table:table-cell>
        </table:table-row>
        <table:table-row table:style-name="ro5">
          <table:table-cell office:value-type="string" calcext:value-type="string">
            <text:p>Health and social work (85)</text:p>
          </table:table-cell>
          <table:table-cell office:value-type="float" office:value="3" calcext:value-type="float">
            <text:p>3</text:p>
          </table:table-cell>
          <table:table-cell table:formula="of:=VLOOKUP([.B137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137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3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7" calcext:value-type="float">
            <text:p>37</text:p>
          </table:table-cell>
          <table:table-cell table:style-name="ce3" table:formula="of:=VLOOKUP([.J137];[$icio2021_reworked.$H$1:$icio2021_reworked.$J$41];3;0)" office:value-type="string" office:string-value="D86T88" calcext:value-type="string">
            <text:p>D86T88</text:p>
          </table:table-cell>
          <table:table-cell table:style-name="ce3" table:formula="of:=VLOOKUP([.J137];[$icio2021_reworked.$H$1:$icio2021_reworked.$J$41];2;0)" office:value-type="string" office:string-value="Human health and social work activities" calcext:value-type="string">
            <text:p>Human health and social work activities</text:p>
          </table:table-cell>
        </table:table-row>
        <table:table-row table:style-name="ro5">
          <table:table-cell office:value-type="string" calcext:value-type="string">
            <text:p>Research and development (73)</text:p>
          </table:table-cell>
          <table:table-cell office:value-type="float" office:value="3" calcext:value-type="float">
            <text:p>3</text:p>
          </table:table-cell>
          <table:table-cell table:formula="of:=VLOOKUP([.B138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1" calcext:value-type="float">
            <text:p>71</text:p>
          </table:table-cell>
          <table:table-cell table:formula="of:=VLOOKUP([.D138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3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3" calcext:value-type="float">
            <text:p>33</text:p>
          </table:table-cell>
          <table:table-cell table:style-name="ce3" table:formula="of:=VLOOKUP([.J138];[$icio2021_reworked.$H$1:$icio2021_reworked.$J$41];3;0)" office:value-type="string" office:string-value="D69T75" calcext:value-type="string">
            <text:p>D69T75</text:p>
          </table:table-cell>
          <table:table-cell table:style-name="ce3" table:formula="of:=VLOOKUP([.J138];[$icio2021_reworked.$H$1:$icio2021_reworked.$J$41];2;0)" office:value-type="string" office:string-value="Professional, scientific and technical activities" calcext:value-type="string">
            <text:p>Professional, scientific and technical activities</text:p>
          </table:table-cell>
        </table:table-row>
        <table:table-row table:style-name="ro5">
          <table:table-cell office:value-type="string" calcext:value-type="string">
            <text:p>Activities auxiliary to financial intermediation (67)</text:p>
          </table:table-cell>
          <table:table-cell office:value-type="float" office:value="6" calcext:value-type="float">
            <text:p>6</text:p>
          </table:table-cell>
          <table:table-cell table:formula="of:=VLOOKUP([.B139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39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3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39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39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39];[$icio2021_reworked.$H$1:$icio2021_reworked.$J$41];2;0)" office:value-type="string" office:string-value="Financial and insurance activities" calcext:value-type="string">
            <text:p>Financial and insurance activities</text:p>
          </table:table-cell>
        </table:table-row>
        <table:table-row table:style-name="ro5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B140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0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0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40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40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40];[$icio2021_reworked.$H$1:$icio2021_reworked.$J$41];2;0)" office:value-type="string" office:string-value="Financial and insurance activities" calcext:value-type="string">
            <text:p>Financial and insurance activities</text:p>
          </table:table-cell>
        </table:table-row>
        <table:table-row table:style-name="ro5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" calcext:value-type="float">
            <text:p>6</text:p>
          </table:table-cell>
          <table:table-cell table:formula="of:=VLOOKUP([.B141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1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141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141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141];[$icio2021_reworked.$H$1:$icio2021_reworked.$J$41];2;0)" office:value-type="string" office:string-value="Financial and insurance activities" calcext:value-type="string">
            <text:p>Financial and insurance activities</text:p>
          </table:table-cell>
        </table:table-row>
        <table:table-row table:style-name="ro5">
          <table:table-cell office:value-type="string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B142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1" calcext:value-type="float">
            <text:p>71</text:p>
          </table:table-cell>
          <table:table-cell table:formula="of:=VLOOKUP([.D142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4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2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42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42];[$icio2021_reworked.$H$1:$icio2021_reworked.$J$41];2;0)" office:value-type="string" office:string-value="Other service activities" calcext:value-type="string">
            <text:p>Other service activities</text:p>
          </table:table-cell>
        </table:table-row>
        <table:table-row table:style-name="ro5">
          <table:table-cell office:value-type="string" calcext:value-type="string">
            <text:p>Real estate activities (70)</text:p>
          </table:table-cell>
          <table:table-cell office:value-type="float" office:value="6" calcext:value-type="float">
            <text:p>6</text:p>
          </table:table-cell>
          <table:table-cell table:formula="of:=VLOOKUP([.B143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143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14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3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2" calcext:value-type="float">
            <text:p>32</text:p>
          </table:table-cell>
          <table:table-cell table:style-name="ce3" table:formula="of:=VLOOKUP([.J143];[$icio2021_reworked.$H$1:$icio2021_reworked.$J$41];3;0)" office:value-type="string" office:string-value="D68" calcext:value-type="string">
            <text:p>D68</text:p>
          </table:table-cell>
          <table:table-cell table:style-name="ce3" table:formula="of:=VLOOKUP([.J143];[$icio2021_reworked.$H$1:$icio2021_reworked.$J$41];2;0)" office:value-type="string" office:string-value="Real estate activities" calcext:value-type="string">
            <text:p>Real estate activities</text:p>
          </table:table-cell>
        </table:table-row>
        <table:table-row table:style-name="ro5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B144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0" calcext:value-type="float">
            <text:p>70</text:p>
          </table:table-cell>
          <table:table-cell table:formula="of:=VLOOKUP([.D144];[$exiobase_74.$A$2:$exiobase_74.$B$75];2;0)" office:value-type="string" office:string-value="Renting of machinery and equipment without operator and of personal and household goods (71)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F14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4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4" calcext:value-type="float">
            <text:p>34</text:p>
          </table:table-cell>
          <table:table-cell table:style-name="ce3" table:formula="of:=VLOOKUP([.J144];[$icio2021_reworked.$H$1:$icio2021_reworked.$J$41];3;0)" office:value-type="string" office:string-value="D77T82" calcext:value-type="string">
            <text:p>D77T82</text:p>
          </table:table-cell>
          <table:table-cell table:style-name="ce3" table:formula="of:=VLOOKUP([.J144];[$icio2021_reworked.$H$1:$icio2021_reworked.$J$41];2;0)" office:value-type="string" office:string-value="Administrative and support services" calcext:value-type="string">
            <text:p>Administrative and support services</text:p>
          </table:table-cell>
        </table:table-row>
        <table:table-row table:style-name="ro5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B145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7" calcext:value-type="float">
            <text:p>67</text:p>
          </table:table-cell>
          <table:table-cell table:formula="of:=VLOOKUP([.D145];[$exiobase_74.$A$2:$exiobase_74.$B$75];2;0)" office:value-type="string" office:string-value="Supporting and auxiliary transport activities; activities of travel agencies (63)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F14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45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145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145];[$icio2021_reworked.$H$1:$icio2021_reworked.$J$41];2;0)" office:value-type="string" office:string-value="Water transport" calcext:value-type="string">
            <text:p>Water transport</text:p>
          </table:table-cell>
        </table:table-row>
        <table:table-row table:style-name="ro5">
          <table:table-cell office:value-type="string" calcext:value-type="string">
            <text:p>Hotels and restaurants (55)</text:p>
          </table:table-cell>
          <table:table-cell office:value-type="float" office:value="9" calcext:value-type="float">
            <text:p>9</text:p>
          </table:table-cell>
          <table:table-cell table:formula="of:=VLOOKUP([.B146];[$eora26_without_reexport.$A$2:$eora26_without_reexport.$B$26];2;0)" office:value-type="string" office:string-value="Hotels and Restraurants" calcext:value-type="string">
            <text:p>Hotels and Restraurants</text:p>
          </table:table-cell>
          <table:table-cell office:value-type="float" office:value="60" calcext:value-type="float">
            <text:p>60</text:p>
          </table:table-cell>
          <table:table-cell table:formula="of:=VLOOKUP([.D146];[$exiobase_74.$A$2:$exiobase_74.$B$75];2;0)" office:value-type="string" office:string-value="Hotels and restaurants (55)" calcext:value-type="string">
            <text:p>Hotels and restaurants (55)</text:p>
          </table:table-cell>
          <table:table-cell office:value-type="float" office:value="6" calcext:value-type="float">
            <text:p>6</text:p>
          </table:table-cell>
          <table:table-cell table:formula="of:=VLOOKUP([.F14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0" calcext:value-type="float">
            <text:p>10</text:p>
          </table:table-cell>
          <table:table-cell table:style-name="ce2" table:formula="of:=VLOOKUP([.H146];[$euregio.$A$2:$euregio.$B$75];2;0)" office:value-type="string" office:string-value="Hotels_and_restaurant" calcext:value-type="string">
            <text:p>Hotels_and_restaurant</text:p>
          </table:table-cell>
          <table:table-cell office:value-type="float" office:value="29" calcext:value-type="float">
            <text:p>29</text:p>
          </table:table-cell>
          <table:table-cell table:style-name="ce3" table:formula="of:=VLOOKUP([.J146];[$icio2021_reworked.$H$1:$icio2021_reworked.$J$41];3;0)" office:value-type="string" office:string-value="D55T56" calcext:value-type="string">
            <text:p>D55T56</text:p>
          </table:table-cell>
          <table:table-cell table:style-name="ce3" table:formula="of:=VLOOKUP([.J146];[$icio2021_reworked.$H$1:$icio2021_reworked.$J$41];2;0)" office:value-type="string" office:string-value="Accommodation and food service activities" calcext:value-type="string">
            <text:p>Accommodation and food service activities</text:p>
          </table:table-cell>
        </table:table-row>
        <table:table-row table:style-name="ro5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10" calcext:value-type="float">
            <text:p>10</text:p>
          </table:table-cell>
          <table:table-cell table:formula="of:=VLOOKUP([.B147];[$eora26_without_reexport.$A$2:$eora26_without_reexport.$B$26];2;0)" office:value-type="string" office:string-value="Maintenance and Repair" calcext:value-type="string">
            <text:p>Maintenance and Repair</text:p>
          </table:table-cell>
          <table:table-cell office:value-type="float" office:value="56" calcext:value-type="float">
            <text:p>56</text:p>
          </table:table-cell>
          <table:table-cell table:formula="of:=VLOOKUP([.D147];[$exiobase_74.$A$2:$exiobase_74.$B$75];2;0)" office:value-type="string" office:string-value="Sale, maintenance, repair of motor vehicles, motor vehicles parts, motorcycles, motor cycles parts and accessoiries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formula="of:=VLOOKUP([.F14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47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47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47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</table:table-row>
        <table:table-row table:style-name="ro5">
          <table:table-cell office:value-type="string" calcext:value-type="string">
            <text:p>Computer and related activities (72)</text:p>
          </table:table-cell>
          <table:table-cell office:value-type="float" office:value="16" calcext:value-type="float">
            <text:p>16</text:p>
          </table:table-cell>
          <table:table-cell table:formula="of:=VLOOKUP([.B148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71" calcext:value-type="float">
            <text:p>71</text:p>
          </table:table-cell>
          <table:table-cell table:formula="of:=VLOOKUP([.D148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4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8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0" calcext:value-type="float">
            <text:p>30</text:p>
          </table:table-cell>
          <table:table-cell table:style-name="ce3" table:formula="of:=VLOOKUP([.J148];[$icio2021_reworked.$H$1:$icio2021_reworked.$J$41];3;0)" office:value-type="string" office:string-value="D62T63" calcext:value-type="string">
            <text:p>D62T63</text:p>
          </table:table-cell>
          <table:table-cell table:style-name="ce3" table:formula="of:=VLOOKUP([.J148];[$icio2021_reworked.$H$1:$icio2021_reworked.$J$41];2;0)" office:value-type="string" office:string-value="IT and other information services" calcext:value-type="string">
            <text:p>IT and other information services</text:p>
          </table:table-cell>
        </table:table-row>
        <table:table-row table:style-name="ro5">
          <table:table-cell office:value-type="string" calcext:value-type="string">
            <text:p>Post and telecommunications (64)</text:p>
          </table:table-cell>
          <table:table-cell office:value-type="float" office:value="16" calcext:value-type="float">
            <text:p>16</text:p>
          </table:table-cell>
          <table:table-cell table:formula="of:=VLOOKUP([.B149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68" calcext:value-type="float">
            <text:p>68</text:p>
          </table:table-cell>
          <table:table-cell table:formula="of:=VLOOKUP([.D149];[$exiobase_74.$A$2:$exiobase_74.$B$75];2;0)" office:value-type="string" office:string-value="Post and telecommunications (64)" calcext:value-type="string">
            <text:p>Post and telecommunications (64)</text:p>
          </table:table-cell>
          <table:table-cell office:value-type="float" office:value="6" calcext:value-type="float">
            <text:p>6</text:p>
          </table:table-cell>
          <table:table-cell table:formula="of:=VLOOKUP([.F14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49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8" calcext:value-type="float">
            <text:p>28</text:p>
          </table:table-cell>
          <table:table-cell table:style-name="ce3" table:formula="of:=VLOOKUP([.J149];[$icio2021_reworked.$H$1:$icio2021_reworked.$J$41];3;0)" office:value-type="string" office:string-value="D53D58T61" calcext:value-type="string">
            <text:p>D53D58T61</text:p>
          </table:table-cell>
          <table:table-cell table:style-name="ce3" table:formula="of:=VLOOKUP([.J149];[$icio2021_reworked.$H$1:$icio2021_reworked.$J$41];2;0)" office:value-type="string" office:string-value="Post and telecommunications" calcext:value-type="string">
            <text:p>Post and telecommunications</text:p>
          </table:table-cell>
        </table:table-row>
        <table:table-row table:style-name="ro5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18" calcext:value-type="float">
            <text:p>18</text:p>
          </table:table-cell>
          <table:table-cell table:formula="of:=VLOOKUP([.B150];[$eora26_without_reexport.$A$2:$eora26_without_reexport.$B$26];2;0)" office:value-type="string" office:string-value="Public Administration" calcext:value-type="string">
            <text:p>Public Administration</text:p>
          </table:table-cell>
          <table:table-cell office:value-type="float" office:value="72" calcext:value-type="float">
            <text:p>72</text:p>
          </table:table-cell>
          <table:table-cell table:formula="of:=VLOOKUP([.D150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50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5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5" calcext:value-type="float">
            <text:p>35</text:p>
          </table:table-cell>
          <table:table-cell table:style-name="ce3" table:formula="of:=VLOOKUP([.J150];[$icio2021_reworked.$H$1:$icio2021_reworked.$J$41];3;0)" office:value-type="string" office:string-value="D84" calcext:value-type="string">
            <text:p>D84</text:p>
          </table:table-cell>
          <table:table-cell table:style-name="ce3" table:formula="of:=VLOOKUP([.J150];[$icio2021_reworked.$H$1:$icio2021_reworked.$J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</table:table-row>
        <table:table-row table:style-name="ro5">
          <table:table-cell office:value-type="string" calcext:value-type="string">
            <text:p>Retail sale of automotive fuel</text:p>
          </table:table-cell>
          <table:table-cell office:value-type="float" office:value="20" calcext:value-type="float">
            <text:p>20</text:p>
          </table:table-cell>
          <table:table-cell table:formula="of:=VLOOKUP([.B151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7" calcext:value-type="float">
            <text:p>57</text:p>
          </table:table-cell>
          <table:table-cell table:formula="of:=VLOOKUP([.D151];[$exiobase_74.$A$2:$exiobase_74.$B$75];2;0)" office:value-type="string" office:string-value="Retail sale of automotive fuel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formula="of:=VLOOKUP([.F15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1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1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1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</table:table-row>
        <table:table-row table:style-name="ro5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20" calcext:value-type="float">
            <text:p>20</text:p>
          </table:table-cell>
          <table:table-cell table:formula="of:=VLOOKUP([.B152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9" calcext:value-type="float">
            <text:p>59</text:p>
          </table:table-cell>
          <table:table-cell table:formula="of:=VLOOKUP([.D152];[$exiobase_74.$A$2:$exiobase_74.$B$75];2;0)" office:value-type="string" office:string-value="Retail trade, except of motor vehicles and motorcycles; repair of personal and household goods (52)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formula="of:=VLOOKUP([.F15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2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2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2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</table:table-row>
        <table:table-row table:style-name="ro5">
          <table:table-cell office:value-type="string" calcext:value-type="string">
            <text:p>Air transport (62)</text:p>
          </table:table-cell>
          <table:table-cell office:value-type="float" office:value="22" calcext:value-type="float">
            <text:p>22</text:p>
          </table:table-cell>
          <table:table-cell table:formula="of:=VLOOKUP([.B153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6" calcext:value-type="float">
            <text:p>66</text:p>
          </table:table-cell>
          <table:table-cell table:formula="of:=VLOOKUP([.D153];[$exiobase_74.$A$2:$exiobase_74.$B$75];2;0)" office:value-type="string" office:string-value="Air transport (62)" calcext:value-type="string">
            <text:p>Air transport (62)</text:p>
          </table:table-cell>
          <table:table-cell office:value-type="float" office:value="6" calcext:value-type="float">
            <text:p>6</text:p>
          </table:table-cell>
          <table:table-cell table:formula="of:=VLOOKUP([.F15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3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6" calcext:value-type="float">
            <text:p>26</text:p>
          </table:table-cell>
          <table:table-cell table:style-name="ce3" table:formula="of:=VLOOKUP([.J153];[$icio2021_reworked.$H$1:$icio2021_reworked.$J$41];3;0)" office:value-type="string" office:string-value="D51" calcext:value-type="string">
            <text:p>D51</text:p>
          </table:table-cell>
          <table:table-cell table:style-name="ce3" table:formula="of:=VLOOKUP([.J153];[$icio2021_reworked.$H$1:$icio2021_reworked.$J$41];2;0)" office:value-type="string" office:string-value="Air transport" calcext:value-type="string">
            <text:p>Air transport</text:p>
          </table:table-cell>
        </table:table-row>
        <table:table-row table:style-name="ro5">
          <table:table-cell office:value-type="string" calcext:value-type="string">
            <text:p>Inland water transport</text:p>
          </table:table-cell>
          <table:table-cell office:value-type="float" office:value="22" calcext:value-type="float">
            <text:p>22</text:p>
          </table:table-cell>
          <table:table-cell table:formula="of:=VLOOKUP([.B154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5" calcext:value-type="float">
            <text:p>65</text:p>
          </table:table-cell>
          <table:table-cell table:formula="of:=VLOOKUP([.D154];[$exiobase_74.$A$2:$exiobase_74.$B$75];2;0)" office:value-type="string" office:string-value="Inland water transport" calcext:value-type="string">
            <text:p>Inland water transport</text:p>
          </table:table-cell>
          <table:table-cell office:value-type="float" office:value="6" calcext:value-type="float">
            <text:p>6</text:p>
          </table:table-cell>
          <table:table-cell table:formula="of:=VLOOKUP([.F15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4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4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4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</table:table-row>
        <table:table-row table:style-name="ro5">
          <table:table-cell office:value-type="string" calcext:value-type="string">
            <text:p>Other land transport</text:p>
          </table:table-cell>
          <table:table-cell office:value-type="float" office:value="22" calcext:value-type="float">
            <text:p>22</text:p>
          </table:table-cell>
          <table:table-cell table:formula="of:=VLOOKUP([.B155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2" calcext:value-type="float">
            <text:p>62</text:p>
          </table:table-cell>
          <table:table-cell table:formula="of:=VLOOKUP([.D155];[$exiobase_74.$A$2:$exiobase_74.$B$75];2;0)" office:value-type="string" office:string-value="Other land transport" calcext:value-type="string">
            <text:p>Other land transport</text:p>
          </table:table-cell>
          <table:table-cell office:value-type="float" office:value="6" calcext:value-type="float">
            <text:p>6</text:p>
          </table:table-cell>
          <table:table-cell table:formula="of:=VLOOKUP([.F15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5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5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5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</table:table-row>
        <table:table-row table:style-name="ro5">
          <table:table-cell office:value-type="string" calcext:value-type="string">
            <text:p>Sea and coastal water transport</text:p>
          </table:table-cell>
          <table:table-cell office:value-type="float" office:value="22" calcext:value-type="float">
            <text:p>22</text:p>
          </table:table-cell>
          <table:table-cell table:formula="of:=VLOOKUP([.B156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4" calcext:value-type="float">
            <text:p>64</text:p>
          </table:table-cell>
          <table:table-cell table:formula="of:=VLOOKUP([.D156];[$exiobase_74.$A$2:$exiobase_74.$B$75];2;0)" office:value-type="string" office:string-value="Sea and coastal water transport" calcext:value-type="string">
            <text:p>Sea and coastal water transport</text:p>
          </table:table-cell>
          <table:table-cell office:value-type="float" office:value="6" calcext:value-type="float">
            <text:p>6</text:p>
          </table:table-cell>
          <table:table-cell table:formula="of:=VLOOKUP([.F15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6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156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156];[$icio2021_reworked.$H$1:$icio2021_reworked.$J$41];2;0)" office:value-type="string" office:string-value="Water transport" calcext:value-type="string">
            <text:p>Water transport</text:p>
          </table:table-cell>
        </table:table-row>
        <table:table-row table:style-name="ro5">
          <table:table-cell office:value-type="string" calcext:value-type="string">
            <text:p>Transport via pipelines</text:p>
          </table:table-cell>
          <table:table-cell office:value-type="float" office:value="22" calcext:value-type="float">
            <text:p>22</text:p>
          </table:table-cell>
          <table:table-cell table:formula="of:=VLOOKUP([.B157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3" calcext:value-type="float">
            <text:p>63</text:p>
          </table:table-cell>
          <table:table-cell table:formula="of:=VLOOKUP([.D157];[$exiobase_74.$A$2:$exiobase_74.$B$75];2;0)" office:value-type="string" office:string-value="Transport via pipelines" calcext:value-type="string">
            <text:p>Transport via pipelines</text:p>
          </table:table-cell>
          <table:table-cell office:value-type="float" office:value="6" calcext:value-type="float">
            <text:p>6</text:p>
          </table:table-cell>
          <table:table-cell table:formula="of:=VLOOKUP([.F15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7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7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7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</table:table-row>
        <table:table-row table:style-name="ro5">
          <table:table-cell office:value-type="string" calcext:value-type="string">
            <text:p>Transport via railways</text:p>
          </table:table-cell>
          <table:table-cell office:value-type="float" office:value="22" calcext:value-type="float">
            <text:p>22</text:p>
          </table:table-cell>
          <table:table-cell table:formula="of:=VLOOKUP([.B158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1" calcext:value-type="float">
            <text:p>61</text:p>
          </table:table-cell>
          <table:table-cell table:formula="of:=VLOOKUP([.D158];[$exiobase_74.$A$2:$exiobase_74.$B$75];2;0)" office:value-type="string" office:string-value="Transport via railways" calcext:value-type="string">
            <text:p>Transport via railways</text:p>
          </table:table-cell>
          <table:table-cell office:value-type="float" office:value="6" calcext:value-type="float">
            <text:p>6</text:p>
          </table:table-cell>
          <table:table-cell table:formula="of:=VLOOKUP([.F15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8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8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8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</table:table-row>
        <table:table-row table:style-name="ro5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24" calcext:value-type="float">
            <text:p>24</text:p>
          </table:table-cell>
          <table:table-cell table:formula="of:=VLOOKUP([.B159];[$eora26_without_reexport.$A$2:$eora26_without_reexport.$B$26];2;0)" office:value-type="string" office:string-value="Wholesale Trade" calcext:value-type="string">
            <text:p>Wholesale Trade</text:p>
          </table:table-cell>
          <table:table-cell office:value-type="float" office:value="58" calcext:value-type="float">
            <text:p>58</text:p>
          </table:table-cell>
          <table:table-cell table:formula="of:=VLOOKUP([.D159];[$exiobase_74.$A$2:$exiobase_74.$B$75];2;0)" office:value-type="string" office:string-value="Wholesale trade and commission trade, except of motor vehicles and motorcycles (51)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formula="of:=VLOOKUP([.F15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9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9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9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</table:table-row>
        <table:table-row table:style-name="ro5">
          <table:table-cell office:value-type="string" calcext:value-type="string">
            <text:p>Other service activities (93)</text:p>
          </table:table-cell>
          <table:table-cell office:value-type="float" office:value="3" calcext:value-type="float">
            <text:p>3</text:p>
          </table:table-cell>
          <table:table-cell table:formula="of:=VLOOKUP([.B160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160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0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0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0];[$icio2021_reworked.$H$1:$icio2021_reworked.$J$41];2;0)" office:value-type="string" office:string-value="Other service activities" calcext:value-type="string">
            <text:p>Other service activities</text:p>
          </table:table-cell>
        </table:table-row>
        <table:table-row table:style-name="ro5">
          <table:table-cell office:value-type="string" calcext:value-type="string">
            <text:p>Recreational, cultural and sporting activities (92)</text:p>
          </table:table-cell>
          <table:table-cell office:value-type="float" office:value="3" calcext:value-type="float">
            <text:p>3</text:p>
          </table:table-cell>
          <table:table-cell table:formula="of:=VLOOKUP([.B161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161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1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8" calcext:value-type="float">
            <text:p>38</text:p>
          </table:table-cell>
          <table:table-cell table:style-name="ce3" table:formula="of:=VLOOKUP([.J161];[$icio2021_reworked.$H$1:$icio2021_reworked.$J$41];3;0)" office:value-type="string" office:string-value="D90T93" calcext:value-type="string">
            <text:p>D90T93</text:p>
          </table:table-cell>
          <table:table-cell table:style-name="ce3" table:formula="of:=VLOOKUP([.J161];[$icio2021_reworked.$H$1:$icio2021_reworked.$J$41];2;0)" office:value-type="string" office:string-value="Arts, entertainment and recreation" calcext:value-type="string">
            <text:p>Arts, entertainment and recreation</text:p>
          </table:table-cell>
        </table:table-row>
        <table:table-row table:style-name="ro5">
          <table:table-cell office:value-type="string" calcext:value-type="string">
            <text:p>Activities of membership organisation n.e.c. (91)</text:p>
          </table:table-cell>
          <table:table-cell office:value-type="float" office:value="14" calcext:value-type="float">
            <text:p>14</text:p>
          </table:table-cell>
          <table:table-cell table:formula="of:=VLOOKUP([.B16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62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2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2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2];[$icio2021_reworked.$H$1:$icio2021_reworked.$J$41];2;0)" office:value-type="string" office:string-value="Other service activities" calcext:value-type="string">
            <text:p>Other service activities</text:p>
          </table:table-cell>
        </table:table-row>
        <table:table-row table:style-name="ro5">
          <table:table-cell office:value-type="string" calcext:value-type="string">
            <text:p>Extra-territorial organizations and bodies</text:p>
          </table:table-cell>
          <table:table-cell office:value-type="float" office:value="14" calcext:value-type="float">
            <text:p>14</text:p>
          </table:table-cell>
          <table:table-cell table:formula="of:=VLOOKUP([.B16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63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3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63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63];[$icio2021_reworked.$H$1:$icio2021_reworked.$J$41];2;0)" office:value-type="string" office:string-value="Other service activities" calcext:value-type="string">
            <text:p>Other service activities</text:p>
          </table:table-cell>
        </table:table-row>
        <table:table-row table:style-name="ro5">
          <table:table-cell office:value-type="string" calcext:value-type="string">
            <text:p>Private households with employed persons (95)</text:p>
          </table:table-cell>
          <table:table-cell office:value-type="float" office:value="17" calcext:value-type="float">
            <text:p>17</text:p>
          </table:table-cell>
          <table:table-cell table:formula="of:=VLOOKUP([.B164];[$eora26_without_reexport.$A$2:$eora26_without_reexport.$B$26];2;0)" office:value-type="string" office:string-value="Private Households" calcext:value-type="string">
            <text:p>Private Households</text:p>
          </table:table-cell>
          <table:table-cell office:value-type="float" office:value="74" calcext:value-type="float">
            <text:p>74</text:p>
          </table:table-cell>
          <table:table-cell table:formula="of:=VLOOKUP([.D164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64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6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40" calcext:value-type="float">
            <text:p>40</text:p>
          </table:table-cell>
          <table:table-cell table:style-name="ce3" table:formula="of:=VLOOKUP([.J164];[$icio2021_reworked.$H$1:$icio2021_reworked.$J$41];3;0)" office:value-type="string" office:string-value="D97T98" calcext:value-type="string">
            <text:p>D97T98</text:p>
          </table:table-cell>
          <table:table-cell table:style-name="ce3" table:formula="of:=VLOOKUP([.J164];[$icio2021_reworked.$H$1:$icio2021_reworked.$J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</table:table-row>
        <table:table-row table:style-name="ro5" table:number-rows-repeated="15999835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eora26_without_reexport" table:style-name="ta1">
        <table:table-column table:style-name="co8" table:default-cell-style-name="Default"/>
        <table:table-column table:style-name="co14" table:default-cell-style-name="ce25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tion, Health and Other Servic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ctrical and Machine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ity, Gas and Wat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acial Intermediation and Business Activiti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sh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ood &amp; Beverage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otels and Restraurant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intenance and Repai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etal Product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and Quarryi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Other Manufacturi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etroleum, Chemical and Non-Metallic Mineral Product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ost and Telecommunication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vate Household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ublic Administratio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ecycl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tail Trad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extiles and Wearing Apparel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Transpor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ransport Equipment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holesale Trad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Wood and Paper</text:p>
          </table:table-cell>
        </table:table-row>
        <table:table-row table:style-name="ro3" table:number-rows-repeated="47">
          <table:table-cell table:number-columns-repeated="2"/>
        </table:table-row>
        <table:table-row table:style-name="ro3">
          <table:table-cell/>
          <table:table-cell table:style-name="ce26"/>
        </table:table-row>
        <calcext:conditional-formats>
          <calcext:conditional-format calcext:target-range-address="eora26_without_reexport.B8:eora26_without_reexport.B74 eora26_without_reexport.B3:eora26_without_reexport.B6">
            <calcext:condition calcext:apply-style-name="Good" calcext:value="=1" calcext:base-cell-address="eora26_without_reexport.B3"/>
          </calcext:conditional-format>
        </calcext:conditional-formats>
      </table:table>
      <table:table table:name="exiobase_74" table:style-name="ta1">
        <table:table-column table:style-name="co8" table:default-cell-style-name="Default"/>
        <table:table-column table:style-name="co14" table:default-cell-style-name="ce27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8" office:value-type="string" calcext:value-type="string">
            <text:p>Other (91,92,93,95)</text:p>
          </table:table-cell>
        </table:table-row>
        <calcext:conditional-formats>
          <calcext:conditional-format calcext:target-range-address="exiobase_74.B8:exiobase_74.B75 exiobase_74.B3:exiobase_74.B6">
            <calcext:condition calcext:apply-style-name="Good" calcext:value="=1" calcext:base-cell-address="exiobase_74.B3"/>
          </calcext:conditional-format>
        </calcext:conditional-formats>
      </table:table>
      <table:table table:name="exiobase_7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29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nufactu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</table:table-row>
        <table:table-row table:style-name="ro3" table:number-rows-repeated="66">
          <table:table-cell table:number-columns-repeated="2"/>
        </table:table-row>
        <table:table-row table:style-name="ro3">
          <table:table-cell/>
          <table:table-cell table:style-name="ce30"/>
        </table:table-row>
        <calcext:conditional-formats>
          <calcext:conditional-format calcext:target-range-address="exiobase_7.B2:exiobase_7.B75">
            <calcext:condition calcext:apply-style-name="Good" calcext:value="=1" calcext:base-cell-address="exiobase_7.B2"/>
          </calcext:conditional-format>
        </calcext:conditional-formats>
      </table:table>
      <table:table table:name="euregio" table:style-name="ta1">
        <table:table-column table:style-name="co8" table:default-cell-style-name="Default"/>
        <table:table-column table:style-name="co15" table:default-cell-style-name="ce31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ning_quarrying_and_energy_supp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ood_beverages_and_tobacc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xtiles_and_leather_etc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ke_refined_petroleum_nuclear_fuel_and_chemicals_etc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lectrical_and_optical_equipment_and_Transport_equipm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_manufactur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tribution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otels_and_restauran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ransport_storage_and_communicatio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inancial_intermediation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eal_estate_renting_and_busine_activiti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on-Market_Service</text:p>
          </table:table-cell>
        </table:table-row>
        <table:table-row table:style-name="ro3" table:number-rows-repeated="59">
          <table:table-cell table:number-columns-repeated="2"/>
        </table:table-row>
        <table:table-row table:style-name="ro3">
          <table:table-cell/>
          <table:table-cell table:style-name="ce32"/>
        </table:table-row>
        <calcext:conditional-formats>
          <calcext:conditional-format calcext:target-range-address="euregio.B2:euregio.B75">
            <calcext:condition calcext:apply-style-name="Good" calcext:value="=1" calcext:base-cell-address="euregio.B2"/>
          </calcext:conditional-format>
        </calcext:conditional-formats>
      </table:table>
      <table:table table:name="icio2021_reworked" table:style-name="ta1">
        <table:table-column table:style-name="co16" table:default-cell-style-name="ce34"/>
        <table:table-column table:style-name="co17" table:default-cell-style-name="ce34"/>
        <table:table-column table:style-name="co18" table:default-cell-style-name="ce37"/>
        <table:table-column table:style-name="co19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3">
          <table:table-cell table:style-name="ce33" office:value-type="string" calcext:value-type="string">
            <text:p>Industry</text:p>
          </table:table-cell>
          <table:table-cell table:style-name="Default" office:value-type="string" calcext:value-type="string">
            <text:p>mrio code</text:p>
          </table:table-cell>
          <table:table-cell table:style-name="ce33" office:value-type="string" calcext:value-type="string">
            <text:p>ISIC Rev.4</text:p>
          </table:table-cell>
          <table:table-cell table:style-name="ce33"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  <table:table-cell table:number-columns-repeated="2"/>
          <table:table-cell office:value-type="string" calcext:value-type="string">
            <text:p>group_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rio code</text:p>
          </table:table-cell>
          <table:table-cell office:value-type="string" calcext:value-type="string">
            <text:p>ISIC Rev.4</text:p>
          </table:table-cell>
        </table:table-row>
        <table:table-row table:style-name="ro3"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table:formula="of:=VLOOKUP([.D2];[.$H$2:.$I$41];2;0)" office:value-type="string" office:string-value="Agriculture, hunting, forestry" calcext:value-type="string">
            <text:p>Agriculture, hunting, fores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</table:table-row>
        <table:table-row table:style-name="ro3"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VLOOKUP([.D3];[.$H$2:.$I$41];2;0)" office:value-type="string" office:string-value="Fishing and aquaculture" calcext:value-type="string">
            <text:p>Fishing and aquacultu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</table:table-row>
        <table:table-row table:style-name="ro3">
          <table:table-cell office:value-type="string" calcext:value-type="string">
            <text:p>Mining and quarrying, energy producing products</text:p>
          </table:table-cell>
          <table:table-cell office:value-type="string" calcext:value-type="string">
            <text:p>D05T06</text:p>
          </table:table-cell>
          <table:table-cell office:value-type="string" calcext:value-type="string">
            <text:p>05, 06</text:p>
          </table:table-cell>
          <table:table-cell office:value-type="float" office:value="3" calcext:value-type="float">
            <text:p>3</text:p>
          </table:table-cell>
          <table:table-cell table:formula="of:=VLOOKUP([.D4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ning and quarrying</text:p>
          </table:table-cell>
          <table:table-cell office:value-type="string" calcext:value-type="string">
            <text:p>D05T09</text:p>
          </table:table-cell>
          <table:table-cell office:value-type="string" calcext:value-type="string">
            <text:p>05, 06, 07, 08, 09</text:p>
          </table:table-cell>
        </table:table-row>
        <table:table-row table:style-name="ro3">
          <table:table-cell office:value-type="string" calcext:value-type="string">
            <text:p>Mining and quarrying, non-energy producing products</text:p>
          </table:table-cell>
          <table:table-cell office:value-type="string" calcext:value-type="string">
            <text:p>D07T08</text:p>
          </table:table-cell>
          <table:table-cell office:value-type="string" calcext:value-type="string">
            <text:p>07, 08</text:p>
          </table:table-cell>
          <table:table-cell office:value-type="float" office:value="3" calcext:value-type="float">
            <text:p>3</text:p>
          </table:table-cell>
          <table:table-cell table:formula="of:=VLOOKUP([.D5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</table:table-row>
        <table:table-row table:style-name="ro3"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09</text:p>
          </table:table-cell>
          <table:table-cell office:value-type="float" office:value="3" calcext:value-type="float">
            <text:p>3</text:p>
          </table:table-cell>
          <table:table-cell table:formula="of:=VLOOKUP([.D6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</table:table-row>
        <table:table-row table:style-name="ro3"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  <table:table-cell office:value-type="float" office:value="4" calcext:value-type="float">
            <text:p>4</text:p>
          </table:table-cell>
          <table:table-cell table:formula="of:=VLOOKUP([.D7];[.$H$2:.$I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</table:table-row>
        <table:table-row table:style-name="ro3"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  <table:table-cell office:value-type="float" office:value="5" calcext:value-type="float">
            <text:p>5</text:p>
          </table:table-cell>
          <table:table-cell table:formula="of:=VLOOKUP([.D8];[.$H$2:.$I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</table:table-row>
        <table:table-row table:style-name="ro3"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formula="of:=VLOOKUP([.D9];[.$H$2:.$I$41];2;0)" office:value-type="string" office:string-value="Wood and products of wood and cork" calcext:value-type="string">
            <text:p>Wood and products of wood and cor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</table:table-row>
        <table:table-row table:style-name="ro3"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  <table:table-cell office:value-type="float" office:value="7" calcext:value-type="float">
            <text:p>7</text:p>
          </table:table-cell>
          <table:table-cell table:formula="of:=VLOOKUP([.D10];[.$H$2:.$I$41];2;0)" office:value-type="string" office:string-value="Paper products and printing" calcext:value-type="string">
            <text:p>Paper products and printi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T21</text:p>
          </table:table-cell>
          <table:table-cell office:value-type="string" calcext:value-type="string">
            <text:p>20, 21</text:p>
          </table:table-cell>
        </table:table-row>
        <table:table-row table:style-name="ro3"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  <table:table-cell office:value-type="float" office:value="8" calcext:value-type="float">
            <text:p>8</text:p>
          </table:table-cell>
          <table:table-cell table:formula="of:=VLOOKUP([.D11];[.$H$2:.$I$41];2;0)" office:value-type="string" office:string-value="Coke and refined petroleum products" calcext:value-type="string">
            <text:p>Coke and refined petroleum produc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</table:table-row>
        <table:table-row table:style-name="ro3"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table:formula="of:=VLOOKUP([.D12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</table:table-row>
        <table:table-row table:style-name="ro3">
          <table:table-cell office:value-type="string" calcext:value-type="string">
            <text:p>Pharmaceuticals, medicinal chemical and botanical products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table:formula="of:=VLOOKUP([.D13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</table:table-row>
        <table:table-row table:style-name="ro3"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  <table:table-cell office:value-type="float" office:value="10" calcext:value-type="float">
            <text:p>10</text:p>
          </table:table-cell>
          <table:table-cell table:formula="of:=VLOOKUP([.D14];[.$H$2:.$I$41];2;0)" office:value-type="string" office:string-value="Rubber and plastics products" calcext:value-type="string">
            <text:p>Rubber and plastics product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</table:table-row>
        <table:table-row table:style-name="ro3"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  <table:table-cell office:value-type="float" office:value="11" calcext:value-type="float">
            <text:p>11</text:p>
          </table:table-cell>
          <table:table-cell table:formula="of:=VLOOKUP([.D15];[.$H$2:.$I$41];2;0)" office:value-type="string" office:string-value="Other non-metallic mineral products" calcext:value-type="string">
            <text:p>Other non-metallic mineral product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</table:table-row>
        <table:table-row table:style-name="ro3"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  <table:table-cell office:value-type="float" office:value="12" calcext:value-type="float">
            <text:p>12</text:p>
          </table:table-cell>
          <table:table-cell table:formula="of:=VLOOKUP([.D16];[.$H$2:.$I$41];2;0)" office:value-type="string" office:string-value="Basic metals" calcext:value-type="string">
            <text:p>Basic metal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</table:table-row>
        <table:table-row table:style-name="ro3"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  <table:table-cell office:value-type="float" office:value="13" calcext:value-type="float">
            <text:p>13</text:p>
          </table:table-cell>
          <table:table-cell table:formula="of:=VLOOKUP([.D17];[.$H$2:.$I$41];2;0)" office:value-type="string" office:string-value="Fabricated metal products" calcext:value-type="string">
            <text:p>Fabricated metal product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</table:table-row>
        <table:table-row table:style-name="ro3"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  <table:table-cell office:value-type="float" office:value="14" calcext:value-type="float">
            <text:p>14</text:p>
          </table:table-cell>
          <table:table-cell table:formula="of:=VLOOKUP([.D18];[.$H$2:.$I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</table:table-row>
        <table:table-row table:style-name="ro3"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  <table:table-cell office:value-type="float" office:value="15" calcext:value-type="float">
            <text:p>15</text:p>
          </table:table-cell>
          <table:table-cell table:formula="of:=VLOOKUP([.D19];[.$H$2:.$I$41];2;0)" office:value-type="string" office:string-value="Electrical equipment" calcext:value-type="string">
            <text:p>Electrical equip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</table:table-row>
        <table:table-row table:style-name="ro3"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  <table:table-cell office:value-type="float" office:value="16" calcext:value-type="float">
            <text:p>16</text:p>
          </table:table-cell>
          <table:table-cell table:formula="of:=VLOOKUP([.D20];[.$H$2:.$I$41];2;0)" office:value-type="string" office:string-value="Machinery and equipment, nec " calcext:value-type="string">
            <text:p>Machinery and equipment, nec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</table:table-row>
        <table:table-row table:style-name="ro3"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  <table:table-cell office:value-type="float" office:value="17" calcext:value-type="float">
            <text:p>17</text:p>
          </table:table-cell>
          <table:table-cell table:formula="of:=VLOOKUP([.D21];[.$H$2:.$I$41];2;0)" office:value-type="string" office:string-value="Motor vehicles, trailers and semi-trailers" calcext:value-type="string">
            <text:p>Motor vehicles, trailers and semi-trailer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</table:table-row>
        <table:table-row table:style-name="ro3"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  <table:table-cell office:value-type="float" office:value="18" calcext:value-type="float">
            <text:p>18</text:p>
          </table:table-cell>
          <table:table-cell table:formula="of:=VLOOKUP([.D22];[.$H$2:.$I$41];2;0)" office:value-type="string" office:string-value="Other transport equipment" calcext:value-type="string">
            <text:p>Other transport equipment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</table:table-row>
        <table:table-row table:style-name="ro3"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  <table:table-cell office:value-type="float" office:value="19" calcext:value-type="float">
            <text:p>19</text:p>
          </table:table-cell>
          <table:table-cell table:formula="of:=VLOOKUP([.D23];[.$H$2:.$I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</table:table-row>
        <table:table-row table:style-name="ro3"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  <table:table-cell office:value-type="float" office:value="20" calcext:value-type="float">
            <text:p>20</text:p>
          </table:table-cell>
          <table:table-cell table:formula="of:=VLOOKUP([.D24];[.$H$2:.$I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</table:table-row>
        <table:table-row table:style-name="ro3"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  <table:table-cell office:value-type="float" office:value="21" calcext:value-type="float">
            <text:p>21</text:p>
          </table:table-cell>
          <table:table-cell table:formula="of:=VLOOKUP([.D25];[.$H$2:.$I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  <table:table-cell office:value-type="float" office:value="22" calcext:value-type="float">
            <text:p>22</text:p>
          </table:table-cell>
          <table:table-cell table:formula="of:=VLOOKUP([.D26];[.$H$2:.$I$41];2;0)" office:value-type="string" office:string-value="Construction" calcext:value-type="string">
            <text:p>Construct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</table:table-row>
        <table:table-row table:style-name="ro3"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  <table:table-cell office:value-type="float" office:value="23" calcext:value-type="float">
            <text:p>23</text:p>
          </table:table-cell>
          <table:table-cell table:formula="of:=VLOOKUP([.D27];[.$H$2:.$I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</table:table-row>
        <table:table-row table:style-name="ro3"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  <table:table-cell office:value-type="float" office:value="24" calcext:value-type="float">
            <text:p>24</text:p>
          </table:table-cell>
          <table:table-cell table:formula="of:=VLOOKUP([.D28];[.$H$2:.$I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</table:table-row>
        <table:table-row table:style-name="ro3"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  <table:table-cell office:value-type="float" office:value="25" calcext:value-type="float">
            <text:p>25</text:p>
          </table:table-cell>
          <table:table-cell table:formula="of:=VLOOKUP([.D29];[.$H$2:.$I$41];2;0)" office:value-type="string" office:string-value="Water transport" calcext:value-type="string">
            <text:p>Water transpor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ost and telecommunications</text:p>
          </table:table-cell>
          <table:table-cell office:value-type="string" calcext:value-type="string">
            <text:p>D53D58T61</text:p>
          </table:table-cell>
          <table:table-cell office:value-type="string" calcext:value-type="string">
            <text:p>53, 58, 59, 60, 61</text:p>
          </table:table-cell>
        </table:table-row>
        <table:table-row table:style-name="ro3"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  <table:table-cell office:value-type="float" office:value="26" calcext:value-type="float">
            <text:p>26</text:p>
          </table:table-cell>
          <table:table-cell table:formula="of:=VLOOKUP([.D30];[.$H$2:.$I$41];2;0)" office:value-type="string" office:string-value="Air transport" calcext:value-type="string">
            <text:p>Air transport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</table:table-row>
        <table:table-row table:style-name="ro3"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  <table:table-cell office:value-type="float" office:value="27" calcext:value-type="float">
            <text:p>27</text:p>
          </table:table-cell>
          <table:table-cell table:formula="of:=VLOOKUP([.D31];[.$H$2:.$I$41];2;0)" office:value-type="string" office:string-value="Warehousing and support activities for transportation" calcext:value-type="string">
            <text:p>Warehousing and support activities for transportati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</table:table-row>
        <table:table-row table:style-name="ro3">
          <table:table-cell office:value-type="string" calcext:value-type="string">
            <text:p>Postal and courier activities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53</text:p>
          </table:table-cell>
          <table:table-cell office:value-type="float" office:value="28" calcext:value-type="float">
            <text:p>28</text:p>
          </table:table-cell>
          <table:table-cell table:formula="of:=VLOOKUP([.D32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</table:table-row>
        <table:table-row table:style-name="ro3"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  <table:table-cell office:value-type="float" office:value="29" calcext:value-type="float">
            <text:p>29</text:p>
          </table:table-cell>
          <table:table-cell table:formula="of:=VLOOKUP([.D33];[.$H$2:.$I$41];2;0)" office:value-type="string" office:string-value="Accommodation and food service activities" calcext:value-type="string">
            <text:p>Accommodation and food service activities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eal estate activities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68</text:p>
          </table:table-cell>
        </table:table-row>
        <table:table-row table:style-name="ro3">
          <table:table-cell office:value-type="string" calcext:value-type="string">
            <text:p>Publishing, audiovisual and broadcasting activities</text:p>
          </table:table-cell>
          <table:table-cell office:value-type="string" calcext:value-type="string">
            <text:p>D58T60</text:p>
          </table:table-cell>
          <table:table-cell office:value-type="string" calcext:value-type="string">
            <text:p>58, 59, 60</text:p>
          </table:table-cell>
          <table:table-cell office:value-type="float" office:value="28" calcext:value-type="float">
            <text:p>28</text:p>
          </table:table-cell>
          <table:table-cell table:formula="of:=VLOOKUP([.D34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rofessional, scientific and technical activities</text:p>
          </table:table-cell>
          <table:table-cell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</table:table-row>
        <table:table-row table:style-name="ro3">
          <table:table-cell office:value-type="string" calcext:value-type="string">
            <text:p>Telecommunications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61</text:p>
          </table:table-cell>
          <table:table-cell office:value-type="float" office:value="28" calcext:value-type="float">
            <text:p>28</text:p>
          </table:table-cell>
          <table:table-cell table:formula="of:=VLOOKUP([.D35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dministrative and support services</text:p>
          </table:table-cell>
          <table:table-cell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</table:table-row>
        <table:table-row table:style-name="ro3"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  <table:table-cell office:value-type="float" office:value="30" calcext:value-type="float">
            <text:p>30</text:p>
          </table:table-cell>
          <table:table-cell table:formula="of:=VLOOKUP([.D36];[.$H$2:.$I$41];2;0)" office:value-type="string" office:string-value="IT and other information services" calcext:value-type="string">
            <text:p>IT and other information servic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D84</text:p>
          </table:table-cell>
          <table:table-cell office:value-type="string" calcext:value-type="string">
            <text:p>84</text:p>
          </table:table-cell>
        </table:table-row>
        <table:table-row table:style-name="ro3"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  <table:table-cell office:value-type="float" office:value="31" calcext:value-type="float">
            <text:p>31</text:p>
          </table:table-cell>
          <table:table-cell table:formula="of:=VLOOKUP([.D37];[.$H$2:.$I$41];2;0)" office:value-type="string" office:string-value="Financial and insurance activities" calcext:value-type="string">
            <text:p>Financial and insurance activities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85</text:p>
          </table:table-cell>
          <table:table-cell office:value-type="string" calcext:value-type="string">
            <text:p>85</text:p>
          </table:table-cell>
        </table:table-row>
        <table:table-row table:style-name="ro3">
          <table:table-cell table:style-name="ce35" office:value-type="string" calcext:value-type="string">
            <text:p>Real estate activities</text:p>
          </table:table-cell>
          <table:table-cell table:style-name="ce35" office:value-type="string" calcext:value-type="string">
            <text:p>D68</text:p>
          </table:table-cell>
          <table:table-cell office:value-type="string" calcext:value-type="string">
            <text:p>68</text:p>
          </table:table-cell>
          <table:table-cell office:value-type="float" office:value="32" calcext:value-type="float">
            <text:p>32</text:p>
          </table:table-cell>
          <table:table-cell table:formula="of:=VLOOKUP([.D38];[.$H$2:.$I$41];2;0)" office:value-type="string" office:string-value="Real estate activities" calcext:value-type="string">
            <text:p>Real estate activities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Human health and social work activities</text:p>
          </table:table-cell>
          <table:table-cell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</table:table-row>
        <table:table-row table:style-name="ro7">
          <table:table-cell table:style-name="ce35" office:value-type="string" calcext:value-type="string">
            <text:p>Professional, scientific and technical activities</text:p>
          </table:table-cell>
          <table:table-cell table:style-name="ce35"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  <table:table-cell office:value-type="float" office:value="33" calcext:value-type="float">
            <text:p>33</text:p>
          </table:table-cell>
          <table:table-cell table:formula="of:=VLOOKUP([.D39];[.$H$2:.$I$41];2;0)" office:value-type="string" office:string-value="Professional, scientific and technical activities" calcext:value-type="string">
            <text:p>Professional, scientific and technical activiti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</table:table-row>
        <table:table-row table:style-name="ro7">
          <table:table-cell table:style-name="ce35" office:value-type="string" calcext:value-type="string">
            <text:p>Administrative and support services</text:p>
          </table:table-cell>
          <table:table-cell table:style-name="ce35"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  <table:table-cell office:value-type="float" office:value="34" calcext:value-type="float">
            <text:p>34</text:p>
          </table:table-cell>
          <table:table-cell table:formula="of:=VLOOKUP([.D40];[.$H$2:.$I$41];2;0)" office:value-type="string" office:string-value="Administrative and support services" calcext:value-type="string">
            <text:p>Administrative and support services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</table:table-row>
        <table:table-row table:style-name="ro6">
          <table:table-cell table:style-name="ce35" office:value-type="string" calcext:value-type="string">
            <text:p>Public administration and defence; compulsory social security</text:p>
          </table:table-cell>
          <table:table-cell table:style-name="ce35" office:value-type="string" calcext:value-type="string">
            <text:p>D84</text:p>
          </table:table-cell>
          <table:table-cell office:value-type="string" calcext:value-type="string">
            <text:p>84</text:p>
          </table:table-cell>
          <table:table-cell office:value-type="float" office:value="35" calcext:value-type="float">
            <text:p>35</text:p>
          </table:table-cell>
          <table:table-cell table:formula="of:=VLOOKUP([.D41];[.$H$2:.$I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</table:table-row>
        <table:table-row table:style-name="ro3">
          <table:table-cell table:style-name="ce35" office:value-type="string" calcext:value-type="string">
            <text:p>Education</text:p>
          </table:table-cell>
          <table:table-cell table:style-name="ce35" office:value-type="string" calcext:value-type="string">
            <text:p>D85</text:p>
          </table:table-cell>
          <table:table-cell office:value-type="string" calcext:value-type="string">
            <text:p>85</text:p>
          </table:table-cell>
          <table:table-cell office:value-type="float" office:value="36" calcext:value-type="float">
            <text:p>36</text:p>
          </table:table-cell>
          <table:table-cell table:formula="of:=VLOOKUP([.D42];[.$H$2:.$I$41];2;0)" office:value-type="string" office:string-value="Education" calcext:value-type="string">
            <text:p>Education</text:p>
          </table:table-cell>
          <table:table-cell table:number-columns-repeated="6"/>
        </table:table-row>
        <table:table-row table:style-name="ro7">
          <table:table-cell table:style-name="ce35" office:value-type="string" calcext:value-type="string">
            <text:p>Human health and social work activities</text:p>
          </table:table-cell>
          <table:table-cell table:style-name="ce35"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  <table:table-cell table:style-name="ce54" office:value-type="float" office:value="37" calcext:value-type="float">
            <text:p>37</text:p>
          </table:table-cell>
          <table:table-cell table:formula="of:=VLOOKUP([.D43];[.$H$2:.$I$41];2;0)" office:value-type="string" office:string-value="Human health and social work activities" calcext:value-type="string">
            <text:p>Human health and social work activiti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  <table:table-cell table:style-name="ce54" office:value-type="float" office:value="38" calcext:value-type="float">
            <text:p>38</text:p>
          </table:table-cell>
          <table:table-cell table:formula="of:=VLOOKUP([.D44];[.$H$2:.$I$41];2;0)" office:value-type="string" office:string-value="Arts, entertainment and recreation" calcext:value-type="string">
            <text:p>Arts, entertainment and recre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  <table:table-cell table:style-name="ce54" office:value-type="float" office:value="39" calcext:value-type="float">
            <text:p>39</text:p>
          </table:table-cell>
          <table:table-cell table:formula="of:=VLOOKUP([.D45];[.$H$2:.$I$41];2;0)" office:value-type="string" office:string-value="Other service activities" calcext:value-type="string">
            <text:p>Other service activities</text:p>
          </table:table-cell>
          <table:table-cell table:number-columns-repeated="6"/>
        </table:table-row>
        <table:table-row table:style-name="ro8">
          <table:table-cell table:style-name="ce36"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  <table:table-cell table:style-name="ce54" office:value-type="float" office:value="40" calcext:value-type="float">
            <text:p>40</text:p>
          </table:table-cell>
          <table:table-cell table:formula="of:=VLOOKUP([.D46];[.$H$2:.$I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style-name="ce54" table:number-columns-repeated="2"/>
          <table:table-cell table:number-columns-repeated="7"/>
        </table:table-row>
        <table:table-row table:style-name="ro3" table:number-rows-repeated="4">
          <table:table-cell table:style-name="Default" table:number-columns-repeated="2"/>
          <table:table-cell table:style-name="ce54"/>
          <table:table-cell table:style-name="ce37"/>
          <table:table-cell table:number-columns-repeated="7"/>
        </table:table-row>
        <table:table-row table:style-name="ro3" table:number-rows-repeated="23">
          <table:table-cell table:style-name="Default" table:number-columns-repeated="2"/>
          <table:table-cell table:style-name="ce54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style-name="ce55"/>
          <table:table-cell table:style-name="ce54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8"/>
        </table:table-row>
        <table:table-row table:style-name="ro3">
          <table:table-cell table:style-name="Default" table:number-columns-repeated="3"/>
          <table:table-cell table:style-name="ce56"/>
          <table:table-cell table:number-columns-repeated="7"/>
        </table:table-row>
        <calcext:conditional-formats>
          <calcext:conditional-format calcext:target-range-address="icio2021_reworked.C43:icio2021_reworked.D75 icio2021_reworked.C2:icio2021_reworked.C75">
            <calcext:condition calcext:apply-style-name="Good" calcext:value="=1" calcext:base-cell-address="icio2021_reworked.C2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L164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eora26_without_reexport.B2:eora26_without_reexport.B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xiobase_74.B2:exiobase_74.B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xiobase_7.B2:exiobase_7.B2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uregio.B2:euregio.B27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icio2021_reworked.B2:icio2021_reworked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time-style style:name="N144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 number:style="long"/>
      <number:text>-</number:text>
      <number:month number:textual="true"/>
    </number:date-style>
    <number:number-style style:name="N148">
      <number:number number:decimal-places="3" number:min-decimal-places="3" number:min-integer-digits="1" number:grouping="true"/>
    </number:number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07:08.173896636</meta:creation-date>
    <dc:date>2024-06-24T17:24:31.093133985</dc:date>
    <meta:editing-duration>PT15H52M54S</meta:editing-duration>
    <meta:editing-cycles>22</meta:editing-cycles>
    <meta:generator>LibreOffice/7.3.7.2$Linux_X86_64 LibreOffice_project/30$Build-2</meta:generator>
    <meta:document-statistic meta:table-count="6" meta:cell-count="2610" meta:object-count="0"/>
  </office:meta>
</office:document-meta>
</file>